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ansf" svg:font-family="'Liberation Sansf'"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1498fd"/>
    </style:style>
    <style:style style:name="P3" style:family="paragraph" style:parent-style-name="Text_20_body">
      <style:text-properties fo:language="en" fo:country="US" officeooo:rsid="001498fd" officeooo:paragraph-rsid="001498fd"/>
    </style:style>
    <style:style style:name="P4" style:family="paragraph" style:parent-style-name="Text_20_body">
      <style:text-properties fo:language="en" fo:country="US" officeooo:rsid="001498fd" officeooo:paragraph-rsid="00167bf7"/>
    </style:style>
    <style:style style:name="P5" style:family="paragraph" style:parent-style-name="Text_20_body">
      <style:paragraph-properties fo:text-align="justify" style:justify-single-word="false"/>
      <style:text-properties fo:language="en" fo:country="US" officeooo:rsid="001498fd" officeooo:paragraph-rsid="00167bf7"/>
    </style:style>
    <style:style style:name="P6" style:family="paragraph" style:parent-style-name="Text_20_body">
      <style:text-properties fo:language="en" fo:country="US" officeooo:rsid="00167bf7" officeooo:paragraph-rsid="00167bf7"/>
    </style:style>
    <style:style style:name="P7" style:family="paragraph" style:parent-style-name="Text_20_body">
      <style:paragraph-properties fo:text-align="justify" style:justify-single-word="false"/>
      <style:text-properties fo:language="en" fo:country="US" officeooo:rsid="00167bf7" officeooo:paragraph-rsid="00167bf7"/>
    </style:style>
    <style:style style:name="P8" style:family="paragraph" style:parent-style-name="Text_20_body">
      <style:text-properties fo:language="en" fo:country="US" officeooo:rsid="0019bc32" officeooo:paragraph-rsid="0019bc32"/>
    </style:style>
    <style:style style:name="P9" style:family="paragraph" style:parent-style-name="Text_20_body">
      <style:text-properties fo:language="en" fo:country="US" officeooo:rsid="0019bc32" officeooo:paragraph-rsid="001a59b7"/>
    </style:style>
    <style:style style:name="P10" style:family="paragraph" style:parent-style-name="Text_20_body">
      <style:text-properties fo:language="en" fo:country="US" officeooo:paragraph-rsid="001c0912"/>
    </style:style>
    <style:style style:name="P11" style:family="paragraph" style:parent-style-name="Text_20_body">
      <style:text-properties fo:language="en" fo:country="US" officeooo:rsid="001a9c7e" officeooo:paragraph-rsid="001a9c7e"/>
    </style:style>
    <style:style style:name="P12" style:family="paragraph" style:parent-style-name="Text_20_body">
      <style:text-properties fo:language="en" fo:country="US" officeooo:rsid="00202afa" officeooo:paragraph-rsid="00202afa"/>
    </style:style>
    <style:style style:name="P13" style:family="paragraph" style:parent-style-name="Text_20_body">
      <style:text-properties fo:language="en" fo:country="US" fo:font-weight="bold" officeooo:rsid="002c32c2" officeooo:paragraph-rsid="002c32c2" style:font-weight-asian="bold" style:font-weight-complex="bold"/>
    </style:style>
    <style:style style:name="P14" style:family="paragraph" style:parent-style-name="Text_20_body">
      <style:text-properties fo:language="en" fo:country="US" officeooo:rsid="00314d84" officeooo:paragraph-rsid="00314d84"/>
    </style:style>
    <style:style style:name="P15" style:family="paragraph" style:parent-style-name="Text_20_body">
      <style:text-properties fo:language="en" fo:country="US" officeooo:rsid="0035f0c2" officeooo:paragraph-rsid="0035f0c2"/>
    </style:style>
    <style:style style:name="P16" style:family="paragraph" style:parent-style-name="Text_20_body">
      <style:text-properties fo:language="en" fo:country="US" officeooo:rsid="00388078" officeooo:paragraph-rsid="00388078"/>
    </style:style>
    <style:style style:name="P17" style:family="paragraph" style:parent-style-name="Text_20_body">
      <style:text-properties fo:language="en" fo:country="US" officeooo:rsid="0038a5a2" officeooo:paragraph-rsid="0038a5a2"/>
    </style:style>
    <style:style style:name="P18" style:family="paragraph" style:parent-style-name="Text_20_body">
      <style:text-properties fo:language="en" fo:country="US" officeooo:rsid="003a9e32" officeooo:paragraph-rsid="003a9e32"/>
    </style:style>
    <style:style style:name="P19" style:family="paragraph" style:parent-style-name="Text_20_body">
      <style:paragraph-properties fo:text-align="justify" style:justify-single-word="false"/>
      <style:text-properties officeooo:paragraph-rsid="00167bf7"/>
    </style:style>
    <style:style style:name="P20" style:family="paragraph" style:parent-style-name="Text_20_body">
      <style:text-properties style:font-name="Liberation Serif" fo:font-size="12pt" fo:language="en" fo:country="US" fo:font-weight="normal" officeooo:rsid="002ae4dd" officeooo:paragraph-rsid="002ae4dd" style:font-size-asian="12pt" style:font-weight-asian="normal" style:font-size-complex="12pt" style:font-weight-complex="normal"/>
    </style:style>
    <style:style style:name="P21" style:family="paragraph" style:parent-style-name="Text_20_body">
      <style:text-properties style:font-name="Liberation Serif" fo:font-size="12pt" fo:language="en" fo:country="US" fo:font-weight="normal" officeooo:rsid="003202a4" officeooo:paragraph-rsid="003202a4" style:font-size-asian="12pt" style:font-weight-asian="normal" style:font-size-complex="12pt" style:font-weight-complex="normal"/>
    </style:style>
    <style:style style:name="P22" style:family="paragraph" style:parent-style-name="Text_20_body">
      <style:text-properties style:font-name="Liberation Serif" fo:font-size="12pt" fo:language="en" fo:country="US" fo:font-style="normal" fo:font-weight="normal" officeooo:rsid="002ae4dd" officeooo:paragraph-rsid="002ae4dd" style:font-size-asian="12pt" style:font-style-asian="normal" style:font-weight-asian="normal" style:font-size-complex="12pt" style:font-style-complex="normal" style:font-weight-complex="normal"/>
    </style:style>
    <style:style style:name="P23" style:family="paragraph" style:parent-style-name="Text_20_body">
      <style:text-properties style:use-window-font-color="true" fo:language="en" fo:country="US" officeooo:paragraph-rsid="002ae4dd"/>
    </style:style>
    <style:style style:name="P24" style:family="paragraph" style:parent-style-name="Text_20_body">
      <style:text-properties fo:color="#3465a4" fo:language="en" fo:country="US" fo:font-style="italic" officeooo:rsid="00388078" officeooo:paragraph-rsid="00388078" style:font-style-asian="italic" style:font-style-complex="italic"/>
    </style:style>
    <style:style style:name="P25" style:family="paragraph" style:parent-style-name="Text_20_body">
      <style:text-properties fo:color="#3465a4" fo:language="en" fo:country="US" fo:font-style="italic" officeooo:rsid="003a9e32" officeooo:paragraph-rsid="003a9e32" style:font-style-asian="italic" style:font-style-complex="italic"/>
    </style:style>
    <style:style style:name="P26" style:family="paragraph" style:parent-style-name="Text_20_body">
      <style:text-properties officeooo:rsid="003a9e32" officeooo:paragraph-rsid="003acdd3"/>
    </style:style>
    <style:style style:name="P27" style:family="paragraph" style:parent-style-name="Text_20_body">
      <style:text-properties officeooo:rsid="003a9e32" officeooo:paragraph-rsid="003f7770"/>
    </style:style>
    <style:style style:name="P28" style:family="paragraph" style:parent-style-name="Text_20_body">
      <style:text-properties officeooo:rsid="003eebc5" officeooo:paragraph-rsid="003f7770"/>
    </style:style>
    <style:style style:name="P29" style:family="paragraph" style:parent-style-name="Text_20_body">
      <style:paragraph-properties fo:margin-left="0cm" fo:margin-right="0cm" fo:margin-top="0cm" fo:margin-bottom="0cm" loext:contextual-spacing="false" fo:line-height="115%" fo:text-indent="0cm" style:auto-text-indent="false"/>
      <style:text-properties officeooo:paragraph-rsid="00202afa"/>
    </style:style>
    <style:style style:name="P30" style:family="paragraph" style:parent-style-name="Text_20_body">
      <style:paragraph-properties fo:margin-left="0cm" fo:margin-right="0cm" fo:margin-top="0cm" fo:margin-bottom="0cm" loext:contextual-spacing="false" fo:line-height="115%" fo:text-indent="0cm" style:auto-text-indent="false"/>
      <style:text-properties officeooo:paragraph-rsid="002185b5"/>
    </style:style>
    <style:style style:name="P31" style:family="paragraph" style:parent-style-name="Text_20_body">
      <style:paragraph-properties fo:margin-left="0cm" fo:margin-right="0cm" fo:margin-top="0cm" fo:margin-bottom="0cm" loext:contextual-spacing="false" fo:line-height="115%" fo:text-indent="0cm" style:auto-text-indent="false"/>
      <style:text-properties officeooo:paragraph-rsid="00229f69"/>
    </style:style>
    <style:style style:name="P32" style:family="paragraph" style:parent-style-name="Text_20_body">
      <style:paragraph-properties fo:margin-left="0cm" fo:margin-right="0cm" fo:margin-top="0cm" fo:margin-bottom="0cm" loext:contextual-spacing="false" fo:line-height="115%" fo:text-indent="0cm" style:auto-text-indent="false"/>
      <style:text-properties officeooo:paragraph-rsid="002523f1"/>
    </style:style>
    <style:style style:name="P33" style:family="paragraph" style:parent-style-name="Text_20_body">
      <style:paragraph-properties fo:margin-left="0cm" fo:margin-right="0cm" fo:margin-top="0cm" fo:margin-bottom="0cm" loext:contextual-spacing="false" fo:line-height="115%" fo:text-indent="0cm" style:auto-text-indent="false"/>
      <style:text-properties officeooo:paragraph-rsid="002796ed"/>
    </style:style>
    <style:style style:name="P34" style:family="paragraph" style:parent-style-name="Text_20_body">
      <style:paragraph-properties fo:margin-left="0cm" fo:margin-right="0cm" fo:margin-top="0cm" fo:margin-bottom="0cm" loext:contextual-spacing="false" fo:line-height="115%" fo:orphans="2" fo:widows="2" fo:text-indent="0cm" style:auto-text-indent="false"/>
      <style:text-properties officeooo:paragraph-rsid="0028dd96"/>
    </style:style>
    <style:style style:name="P35" style:family="paragraph" style:parent-style-name="Text_20_body">
      <style:paragraph-properties fo:margin-left="0cm" fo:margin-right="0cm" fo:margin-top="0cm" fo:margin-bottom="0cm" loext:contextual-spacing="false" fo:line-height="115%" fo:text-indent="0cm" style:auto-text-indent="false"/>
      <style:text-properties officeooo:paragraph-rsid="00287752"/>
    </style:style>
    <style:style style:name="P36" style:family="paragraph" style:parent-style-name="Text_20_body">
      <style:paragraph-properties fo:margin-left="0cm" fo:margin-right="0cm" fo:margin-top="0cm" fo:margin-bottom="0cm" loext:contextual-spacing="false" fo:line-height="115%" fo:text-indent="0cm" style:auto-text-indent="false"/>
      <style:text-properties officeooo:rsid="001c0912" officeooo:paragraph-rsid="001c0912"/>
    </style:style>
    <style:style style:name="P37"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c0912" fo:background-color="#dee6ef"/>
    </style:style>
    <style:style style:name="P38"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33c1" fo:background-color="#dee6ef"/>
    </style:style>
    <style:style style:name="P39"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f348" fo:background-color="#dee6ef"/>
    </style:style>
    <style:style style:name="P40"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d33c1" officeooo:paragraph-rsid="001d33c1" fo:background-color="transparent"/>
    </style:style>
    <style:style style:name="P41"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f348" fo:background-color="transparent"/>
    </style:style>
    <style:style style:name="P42"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1d33c1" fo:background-color="transparent"/>
    </style:style>
    <style:style style:name="P43"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a9c7e" officeooo:paragraph-rsid="001a9c7e"/>
    </style:style>
    <style:style style:name="P44"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1498fd" fo:background-color="#eeeeee"/>
    </style:style>
    <style:style style:name="P45"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02afa"/>
    </style:style>
    <style:style style:name="P46"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29f69"/>
    </style:style>
    <style:style style:name="P47"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523f1"/>
    </style:style>
    <style:style style:name="P48"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76862"/>
    </style:style>
    <style:style style:name="P49"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796ed"/>
    </style:style>
    <style:style style:name="P50"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87752"/>
    </style:style>
    <style:style style:name="P51" style:family="paragraph" style:parent-style-name="Text_20_body">
      <style:paragraph-properties fo:margin-left="0cm" fo:margin-right="0cm" fo:margin-top="0cm" fo:margin-bottom="0cm" loext:contextual-spacing="false" fo:line-height="115%" fo:orphans="2" fo:widows="2" fo:text-indent="0cm" style:auto-text-indent="false"/>
      <style:text-properties fo:language="en" fo:country="US" officeooo:paragraph-rsid="0028dd96"/>
    </style:style>
    <style:style style:name="P52"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185b5" style:font-weight-asian="bold" style:font-weight-complex="bold"/>
    </style:style>
    <style:style style:name="P53"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4553f" style:font-weight-asian="bold" style:font-weight-complex="bold"/>
    </style:style>
    <style:style style:name="P54"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523f1" style:font-weight-asian="bold" style:font-weight-complex="bold"/>
    </style:style>
    <style:style style:name="P55"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4553f" officeooo:paragraph-rsid="0024553f" style:font-weight-asian="bold" style:font-weight-complex="bold"/>
    </style:style>
    <style:style style:name="P56"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4553f" officeooo:paragraph-rsid="002523f1" style:font-weight-asian="bold" style:font-weight-complex="bold"/>
    </style:style>
    <style:style style:name="P57"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paragraph-rsid="00287752"/>
    </style:style>
    <style:style style:name="P58" style:family="paragraph" style:parent-style-name="Text_20_body">
      <style:paragraph-properties fo:margin-left="0cm" fo:margin-right="0cm" fo:margin-top="0cm" fo:margin-bottom="0cm" loext:contextual-spacing="false" fo:line-height="115%" fo:orphans="2" fo:widows="2" fo:text-indent="0cm" style:auto-text-indent="false"/>
      <style:text-properties fo:language="en" fo:country="US" fo:font-weight="bold" officeooo:paragraph-rsid="0028dd96"/>
    </style:style>
    <style:style style:name="P59"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2185b5" officeooo:paragraph-rsid="00222e13"/>
    </style:style>
    <style:style style:name="P60"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2185b5" officeooo:paragraph-rsid="0024553f"/>
    </style:style>
    <style:style style:name="P61" style:family="paragraph" style:parent-style-name="Text_20_body">
      <style:paragraph-properties fo:margin-left="0cm" fo:margin-right="0cm" fo:margin-top="0cm" fo:margin-bottom="0cm" loext:contextual-spacing="false" fo:line-height="115%" fo:text-indent="0cm" style:auto-text-indent="false"/>
      <style:text-properties fo:color="#3465a4" fo:language="en" fo:country="US" fo:font-weight="normal" officeooo:rsid="0024553f" officeooo:paragraph-rsid="0024553f" style:font-weight-asian="normal" style:font-weight-complex="normal"/>
    </style:style>
    <style:style style:name="P62"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font-weight="normal" officeooo:rsid="002185b5" officeooo:paragraph-rsid="002687c8" style:font-size-asian="12pt" style:font-size-complex="12pt"/>
    </style:style>
    <style:style style:name="P63"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normal" officeooo:rsid="002185b5" officeooo:paragraph-rsid="002523f1" style:font-size-asian="12pt" style:font-size-complex="12pt"/>
    </style:style>
    <style:style style:name="P64"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185b5" officeooo:paragraph-rsid="00276862" style:font-size-asian="12pt" style:font-weight-asian="bold" style:font-size-complex="12pt" style:font-weight-complex="bold"/>
    </style:style>
    <style:style style:name="P65"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76862" style:font-size-asian="12pt" style:font-weight-asian="bold" style:font-size-complex="12pt" style:font-weight-complex="bold"/>
    </style:style>
    <style:style style:name="P66"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87752" style:font-size-asian="12pt" style:font-weight-asian="bold" style:font-size-complex="12pt" style:font-weight-complex="bold"/>
    </style:style>
    <style:style style:name="P67" style:family="paragraph" style:parent-style-name="Heading">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796ed" style:font-size-asian="12pt" style:font-weight-asian="bold" style:font-size-complex="12pt" style:font-weight-complex="bold"/>
    </style:style>
    <style:style style:name="P68" style:family="paragraph" style:parent-style-name="Heading">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8dd96" style:font-size-asian="12pt" style:font-weight-asian="bold" style:font-size-complex="12pt" style:font-weight-complex="bold"/>
    </style:style>
    <style:style style:name="P69" style:family="paragraph" style:parent-style-name="Text_20_body">
      <style:paragraph-properties fo:margin-top="0cm" fo:margin-bottom="0cm" loext:contextual-spacing="false" fo:line-height="115%"/>
      <style:text-properties fo:color="#2a6099" style:font-name="Arial" fo:font-size="11pt" fo:language="en" fo:country="US" officeooo:paragraph-rsid="002c32c2" style:font-size-asian="11pt" style:font-size-complex="11pt"/>
    </style:style>
    <style:style style:name="P70" style:family="paragraph" style:parent-style-name="Text_20_body">
      <style:paragraph-properties fo:margin-top="0cm" fo:margin-bottom="0cm" loext:contextual-spacing="false" fo:line-height="115%"/>
      <style:text-properties style:use-window-font-color="true" style:font-name="Liberation Serif" fo:font-size="12pt" fo:font-weight="normal" officeooo:rsid="002c32c2" officeooo:paragraph-rsid="002c32c2" style:font-size-asian="10.5pt" style:font-weight-asian="normal" style:font-size-complex="12pt" style:font-weight-complex="normal"/>
    </style:style>
    <style:style style:name="P71" style:family="paragraph" style:parent-style-name="Text_20_body">
      <style:paragraph-properties fo:margin-top="0cm" fo:margin-bottom="0cm" loext:contextual-spacing="false" fo:line-height="115%"/>
      <style:text-properties style:use-window-font-color="true" style:font-name="Liberation Serif" fo:font-size="12pt" fo:language="en" fo:country="US" fo:font-weight="bold" officeooo:rsid="002c32c2" officeooo:paragraph-rsid="002c32c2" style:font-size-asian="12pt" style:font-weight-asian="bold" style:font-size-complex="12pt" style:font-weight-complex="bold"/>
    </style:style>
    <style:style style:name="P72" style:family="paragraph" style:parent-style-name="Text_20_body">
      <style:paragraph-properties fo:margin-top="0cm" fo:margin-bottom="0cm" loext:contextual-spacing="false" fo:line-height="115%"/>
      <style:text-properties style:use-window-font-color="true" style:font-name="Liberation Serif" fo:font-size="12pt" fo:language="en" fo:country="US" fo:font-weight="normal" officeooo:rsid="002c32c2" officeooo:paragraph-rsid="002c32c2" style:font-size-asian="12pt" style:font-weight-asian="normal" style:font-size-complex="12pt" style:font-weight-complex="normal"/>
    </style:style>
    <style:style style:name="P73" style:family="paragraph" style:parent-style-name="Text_20_body">
      <style:paragraph-properties fo:margin-top="0cm" fo:margin-bottom="0cm" loext:contextual-spacing="false" fo:line-height="115%"/>
      <style:text-properties style:use-window-font-color="true" style:font-name="Liberation Serif" fo:font-size="14pt" fo:language="en" fo:country="US" fo:font-weight="bold" officeooo:rsid="003a9e32" officeooo:paragraph-rsid="003a9e32" style:font-size-asian="14pt" style:font-weight-asian="bold" style:font-size-complex="14pt" style:font-weight-complex="bold"/>
    </style:style>
    <style:style style:name="P74" style:family="paragraph" style:parent-style-name="Text_20_body">
      <style:paragraph-properties fo:margin-top="0cm" fo:margin-bottom="0cm" loext:contextual-spacing="false" fo:line-height="115%"/>
      <style:text-properties fo:color="#3465a4" style:font-name="Arial" fo:font-size="11pt" fo:language="en" fo:country="US" fo:font-weight="normal" officeooo:rsid="002c32c2" officeooo:paragraph-rsid="002c32c2" style:font-size-asian="11pt" style:font-weight-asian="normal" style:font-size-complex="11pt" style:font-weight-complex="normal"/>
    </style:style>
    <style:style style:name="P75" style:family="paragraph" style:parent-style-name="Heading">
      <style:text-properties fo:language="en" fo:country="US"/>
    </style:style>
    <style:style style:name="P76" style:family="paragraph" style:parent-style-name="Heading">
      <style:text-properties fo:language="en" fo:country="US" officeooo:rsid="00202afa" officeooo:paragraph-rsid="00202afa"/>
    </style:style>
    <style:style style:name="P77" style:family="paragraph" style:parent-style-name="Heading">
      <style:text-properties fo:language="en" fo:country="US" officeooo:paragraph-rsid="002687c8"/>
    </style:style>
    <style:style style:name="P78" style:family="paragraph" style:parent-style-name="Title">
      <style:text-properties fo:language="en" fo:country="US"/>
    </style:style>
    <style:style style:name="P79" style:family="paragraph" style:parent-style-name="Standard">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normal" officeooo:rsid="002523f1" officeooo:paragraph-rsid="002523f1" fo:background-color="transparent" style:font-size-asian="12pt" style:font-weight-asian="normal" style:font-size-complex="12pt" style:font-weight-complex="normal"/>
    </style:style>
    <style:style style:name="P80" style:family="paragraph" style:parent-style-name="Heading_20_2">
      <style:text-properties fo:language="en" fo:country="US"/>
    </style:style>
    <style:style style:name="P81" style:family="paragraph" style:parent-style-name="Heading_20_2">
      <style:text-properties fo:language="en" fo:country="US" officeooo:rsid="002ae4dd" officeooo:paragraph-rsid="002ae4dd"/>
    </style:style>
    <style:style style:name="P82" style:family="paragraph" style:parent-style-name="Heading_20_2">
      <style:text-properties style:font-name="Liberation Sansf" fo:font-size="16.1000003814697pt" fo:language="en" fo:country="US" fo:font-weight="bold" style:font-size-asian="16.1000003814697pt" style:font-weight-asian="bold" style:font-size-complex="16.1000003814697pt" style:font-weight-complex="bold"/>
    </style:style>
    <style:style style:name="P83" style:family="paragraph" style:parent-style-name="Heading_20_2">
      <style:paragraph-properties fo:margin-left="0cm" fo:margin-right="0cm" fo:margin-top="0cm" fo:margin-bottom="0cm" loext:contextual-spacing="false" fo:line-height="115%" fo:text-indent="0cm" style:auto-text-indent="false"/>
      <style:text-properties fo:font-size="12pt" fo:language="en" fo:country="US" fo:font-weight="normal" officeooo:rsid="001498fd" officeooo:paragraph-rsid="001498fd" fo:background-color="#eeeeee" style:font-size-asian="12pt" style:font-weight-asian="normal" style:font-size-complex="12pt" style:font-weight-complex="normal"/>
    </style:style>
    <style:style style:name="P84" style:family="paragraph" style:parent-style-name="Heading_20_3">
      <style:text-properties fo:language="en" fo:country="US"/>
    </style:style>
    <style:style style:name="P85" style:family="paragraph" style:parent-style-name="Heading_20_3">
      <style:text-properties fo:language="en" fo:country="US" officeooo:rsid="001c0912" officeooo:paragraph-rsid="001c0912"/>
    </style:style>
    <style:style style:name="P86" style:family="paragraph" style:parent-style-name="Heading_20_3">
      <style:text-properties fo:language="en" fo:country="US" officeooo:rsid="002ae4dd" officeooo:paragraph-rsid="002ae4dd"/>
    </style:style>
    <style:style style:name="P87" style:family="paragraph" style:parent-style-name="Heading_20_3">
      <style:paragraph-properties fo:margin-left="0cm" fo:margin-right="0cm" fo:margin-top="0cm" fo:margin-bottom="0cm" loext:contextual-spacing="false" fo:line-height="115%" fo:text-indent="0cm" style:auto-text-indent="false"/>
      <style:text-properties fo:language="en" fo:country="US" officeooo:rsid="001c0912" officeooo:paragraph-rsid="001c0912" fo:background-color="transparent"/>
    </style:style>
    <style:style style:name="P88" style:family="paragraph" style:parent-style-name="Heading_20_3">
      <style:paragraph-properties fo:margin-left="0cm" fo:margin-right="0cm" fo:margin-top="0cm" fo:margin-bottom="0cm" loext:contextual-spacing="false" fo:line-height="115%" fo:text-indent="0cm" style:auto-text-indent="false"/>
      <style:text-properties fo:language="en" fo:country="US" officeooo:rsid="001c0912" officeooo:paragraph-rsid="001ecb77" fo:background-color="transparent"/>
    </style:style>
    <style:style style:name="P89"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c0912" fo:background-color="transparent"/>
    </style:style>
    <style:style style:name="P90"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ecb77" fo:background-color="transparent"/>
    </style:style>
    <style:style style:name="P91"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d33c1" officeooo:paragraph-rsid="001d33c1" fo:background-color="transparent"/>
    </style:style>
    <style:style style:name="P92"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d33c1" officeooo:paragraph-rsid="001df348" fo:background-color="transparent"/>
    </style:style>
    <style:style style:name="P93"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33c1" fo:background-color="#dee6ef"/>
    </style:style>
    <style:style style:name="P94" style:family="paragraph" style:parent-style-name="Text_20_body">
      <style:paragraph-properties fo:margin-left="0cm" fo:margin-right="0cm" fo:margin-top="0cm" fo:margin-bottom="0cm" loext:contextual-spacing="false" fo:line-height="115%" fo:text-indent="0cm" style:auto-text-indent="false"/>
      <style:text-properties fo:font-size="12pt" fo:language="en" fo:country="US" fo:font-weight="normal" officeooo:rsid="00202afa" officeooo:paragraph-rsid="00202afa" fo:background-color="transparent" style:font-size-asian="12pt" style:font-weight-asian="normal" style:font-size-complex="12pt" style:font-weight-complex="normal"/>
    </style:style>
    <style:style style:name="P95" style:family="paragraph" style:parent-style-name="Text_20_body">
      <style:paragraph-properties fo:margin-left="0cm" fo:margin-right="0cm" fo:margin-top="0cm" fo:margin-bottom="0cm" loext:contextual-spacing="false" fo:line-height="115%" fo:text-indent="0cm" style:auto-text-indent="false"/>
      <style:text-properties fo:font-size="12pt" fo:language="en" fo:country="US" fo:font-weight="normal" officeooo:rsid="002185b5" officeooo:paragraph-rsid="002185b5" fo:background-color="transparent" style:font-size-asian="12pt" style:font-weight-asian="normal" style:font-size-complex="12pt" style:font-weight-complex="normal"/>
    </style:style>
    <style:style style:name="P96" style:family="paragraph" style:parent-style-name="Text_20_body">
      <style:paragraph-properties fo:margin-left="0cm" fo:margin-right="0cm" fo:margin-top="0cm" fo:margin-bottom="0cm" loext:contextual-spacing="false" fo:line-height="115%" fo:text-indent="0cm" style:auto-text-indent="false"/>
      <style:text-properties fo:font-size="12pt" fo:language="en" fo:country="US" fo:font-weight="normal" officeooo:rsid="002185b5" officeooo:paragraph-rsid="00222e13" fo:background-color="transparent" style:font-size-asian="12pt" style:font-weight-asian="normal" style:font-size-complex="12pt" style:font-weight-complex="normal"/>
    </style:style>
    <style:style style:name="P97" style:family="paragraph" style:parent-style-name="Text_20_body">
      <style:paragraph-properties fo:margin-left="0cm" fo:margin-right="0cm" fo:margin-top="0cm" fo:margin-bottom="0cm" loext:contextual-spacing="false" fo:line-height="115%" fo:text-indent="0cm" style:auto-text-indent="false"/>
      <style:text-properties fo:font-size="15pt" fo:language="en" fo:country="US" fo:font-weight="bold" officeooo:rsid="001c0912" officeooo:paragraph-rsid="001ecb77" fo:background-color="transparent" style:font-size-asian="15pt" style:font-weight-asian="bold" style:font-size-complex="15pt" style:font-weight-complex="bold"/>
    </style:style>
    <style:style style:name="P98"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bold" officeooo:rsid="00202afa" officeooo:paragraph-rsid="0024553f" fo:background-color="transparent" style:font-size-asian="12pt" style:font-weight-asian="bold" style:font-size-complex="12pt" style:font-weight-complex="bold"/>
    </style:style>
    <style:style style:name="P99"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normal" officeooo:rsid="0024553f" officeooo:paragraph-rsid="0024553f" fo:background-color="transparent" style:font-size-asian="12pt" style:font-weight-asian="normal" style:font-size-complex="12pt" style:font-weight-complex="normal"/>
    </style:style>
    <style:style style:name="P100"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normal" officeooo:rsid="002523f1" officeooo:paragraph-rsid="002523f1" fo:background-color="transparent" style:font-size-asian="12pt" style:font-weight-asian="normal" style:font-size-complex="12pt" style:font-weight-complex="normal"/>
    </style:style>
    <style:style style:name="P101"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2pt" fo:letter-spacing="normal" fo:language="en" fo:country="US" fo:font-style="normal" fo:font-weight="normal" officeooo:rsid="002523f1" officeooo:paragraph-rsid="002687c8" fo:background-color="transparent" style:font-size-asian="12pt" style:font-weight-asian="normal" style:font-size-complex="12pt" style:font-weight-complex="normal"/>
    </style:style>
    <style:style style:name="P102"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2pt" fo:letter-spacing="normal" fo:language="en" fo:country="US" fo:font-style="normal" fo:font-weight="normal" officeooo:rsid="002523f1" officeooo:paragraph-rsid="00276862" fo:background-color="transparent" style:font-size-asian="12pt" style:font-weight-asian="normal" style:font-size-complex="12pt" style:font-weight-complex="normal"/>
    </style:style>
    <style:style style:name="P103"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2pt" fo:letter-spacing="normal" fo:language="en" fo:country="US" fo:font-style="normal" fo:font-weight="normal" officeooo:rsid="00276862" officeooo:paragraph-rsid="00276862" fo:background-color="transparent" style:font-size-asian="12pt" style:font-weight-asian="normal" style:font-size-complex="12pt" style:font-weight-complex="normal"/>
    </style:style>
    <style:style style:name="P104"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normal" officeooo:rsid="00202afa" officeooo:paragraph-rsid="002796ed" fo:background-color="transparent" style:font-size-asian="12pt" style:font-weight-asian="normal" style:font-size-complex="12pt" style:font-weight-complex="normal"/>
    </style:style>
    <style:style style:name="P105"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2pt" fo:letter-spacing="normal" fo:language="en" fo:country="US" fo:font-style="normal" fo:font-weight="normal" officeooo:rsid="002185b5" officeooo:paragraph-rsid="00287752" fo:background-color="transparent" style:font-size-asian="12pt" style:font-weight-asian="normal" style:font-size-complex="12pt" style:font-weight-complex="normal"/>
    </style:style>
    <style:style style:name="P106"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italic" fo:font-weight="normal" officeooo:rsid="0024553f" officeooo:paragraph-rsid="0024553f" fo:background-color="transparent" style:font-size-asian="12pt" style:font-style-asian="italic" style:font-weight-asian="normal" style:font-size-complex="12pt" style:font-style-complex="italic" style:font-weight-complex="normal"/>
    </style:style>
    <style:style style:name="P107"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4pt" fo:letter-spacing="normal" fo:language="en" fo:country="US" fo:font-style="normal" fo:font-weight="normal" officeooo:rsid="001c0912" officeooo:paragraph-rsid="002796ed" fo:background-color="transparent" style:font-size-asian="14pt" style:font-weight-asian="normal" style:font-size-complex="14pt" style:font-weight-complex="normal"/>
    </style:style>
    <style:style style:name="P108"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4pt" fo:letter-spacing="normal" fo:language="en" fo:country="US" fo:font-style="normal" fo:font-weight="normal" officeooo:rsid="0028dd96" officeooo:paragraph-rsid="0028dd96" fo:background-color="transparent" style:font-size-asian="14pt" style:font-weight-asian="normal" style:font-size-complex="14pt" style:font-weight-complex="normal"/>
    </style:style>
    <style:style style:name="P109"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000000" style:font-name="Liberation Serif" fo:font-size="12pt" fo:letter-spacing="normal" fo:language="en" fo:country="US" fo:font-style="normal" fo:font-weight="normal" officeooo:rsid="00222e13" officeooo:paragraph-rsid="002523f1" fo:background-color="transparent" style:font-size-asian="12pt" style:font-weight-asian="normal" style:font-size-complex="12pt" style:font-weight-complex="normal"/>
    </style:style>
    <style:style style:name="P110"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style:use-window-font-color="true" style:font-name="Liberation Serif" fo:font-size="12pt" fo:letter-spacing="normal" fo:language="en" fo:country="US" fo:font-style="normal" fo:font-weight="normal" officeooo:rsid="002185b5" officeooo:paragraph-rsid="00287752" fo:background-color="transparent" style:font-size-asian="12pt" style:font-weight-asian="normal" style:font-size-complex="12pt" style:font-weight-complex="normal"/>
    </style:style>
    <style:style style:name="P111"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style:use-window-font-color="true" style:font-name="Liberation Serif" fo:font-size="12pt" fo:letter-spacing="normal" fo:language="en" fo:country="US" fo:font-style="italic" fo:font-weight="normal" officeooo:rsid="0028dd96" officeooo:paragraph-rsid="0028dd96" fo:background-color="transparent" style:font-size-asian="12pt" style:font-style-asian="italic" style:font-weight-asian="normal" style:font-size-complex="12pt" style:font-style-complex="italic" style:font-weight-complex="normal"/>
    </style:style>
    <style:style style:name="P112" style:family="paragraph" style:parent-style-name="Text_20_body">
      <style:paragraph-properties fo:margin-left="0cm" fo:margin-right="0cm" fo:margin-top="0cm" fo:margin-bottom="0cm" loext:contextual-spacing="false" fo:line-height="115%" fo:text-indent="0cm" style:auto-text-indent="false"/>
      <style:text-properties fo:color="#2a6099" fo:font-size="14pt" fo:language="en" fo:country="US" fo:font-weight="normal" officeooo:rsid="001c0912" officeooo:paragraph-rsid="002523f1" fo:background-color="transparent" style:font-size-asian="14pt" style:font-weight-asian="normal" style:font-size-complex="14pt" style:font-weight-complex="normal"/>
    </style:style>
    <style:style style:name="P113" style:family="paragraph" style:parent-style-name="Text_20_body">
      <style:paragraph-properties fo:margin-left="0cm" fo:margin-right="0cm" fo:margin-top="0cm" fo:margin-bottom="0cm" loext:contextual-spacing="false" fo:line-height="115%" fo:text-indent="0cm" style:auto-text-indent="false"/>
      <style:text-properties fo:color="#2a6099" fo:font-size="14pt" fo:language="en" fo:country="US" fo:font-weight="normal" officeooo:rsid="001c0912" officeooo:paragraph-rsid="002687c8" fo:background-color="transparent" style:font-size-asian="14pt" style:font-weight-asian="normal" style:font-size-complex="14pt" style:font-weight-complex="normal"/>
    </style:style>
    <style:style style:name="P114" style:family="paragraph" style:parent-style-name="Text_20_body">
      <style:paragraph-properties fo:margin-left="0cm" fo:margin-right="0cm" fo:margin-top="0cm" fo:margin-bottom="0cm" loext:contextual-spacing="false" fo:line-height="115%" fo:orphans="2" fo:widows="2" fo:text-indent="0cm" style:auto-text-indent="false"/>
      <style:text-properties style:use-window-font-color="true" style:font-name="Liberation Serif" fo:font-size="12pt" fo:language="en" fo:country="US" fo:font-weight="normal" officeooo:rsid="0028dd96" officeooo:paragraph-rsid="0028dd96" style:font-size-asian="12pt" style:font-weight-asian="normal" style:font-size-complex="12pt" style:font-weight-complex="normal"/>
    </style:style>
    <style:style style:name="P115"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language="en" fo:country="US" fo:font-style="normal" fo:font-weight="normal" style:font-size-asian="12pt" style:font-size-complex="12pt" loext:padding="0cm" loext:border="none"/>
    </style:style>
    <style:style style:name="P11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US" fo:font-style="normal" fo:font-weight="normal" style:font-size-asian="12pt" style:font-size-complex="12pt"/>
    </style:style>
    <style:style style:name="P117" style:family="paragraph" style:parent-style-name="Text_20_body">
      <style:text-properties fo:font-variant="normal" fo:text-transform="none" fo:color="#ce181e" style:font-name="Liberation Serif" fo:font-size="12pt" fo:letter-spacing="normal" fo:language="en" fo:country="US" fo:font-style="italic" fo:font-weight="bold" officeooo:rsid="003202a4" officeooo:paragraph-rsid="003202a4" fo:background-color="transparent" style:font-size-asian="12pt" style:font-style-asian="italic" style:font-weight-asian="bold" style:font-size-complex="12pt" style:font-style-complex="italic" style:font-weight-complex="bold"/>
    </style:style>
    <style:style style:name="P118" style:family="paragraph" style:parent-style-name="Text_20_body">
      <style:text-properties fo:language="en" fo:country="US"/>
    </style:style>
    <style:style style:name="P119" style:family="paragraph" style:parent-style-name="Text_20_body">
      <style:text-properties fo:language="en" fo:country="US" officeooo:rsid="003692be" officeooo:paragraph-rsid="003692be"/>
    </style:style>
    <style:style style:name="P120" style:family="paragraph" style:parent-style-name="Text_20_body">
      <style:text-properties fo:language="en" fo:country="US" officeooo:rsid="003acdd3" officeooo:paragraph-rsid="003acdd3"/>
    </style:style>
    <style:style style:name="P121" style:family="paragraph" style:parent-style-name="Text_20_body">
      <style:text-properties fo:language="en" fo:country="US" officeooo:rsid="003eebc5" officeooo:paragraph-rsid="003eebc5"/>
    </style:style>
    <style:style style:name="P122" style:family="paragraph" style:parent-style-name="Text_20_body">
      <style:text-properties officeooo:paragraph-rsid="003a9e32"/>
    </style:style>
    <style:style style:name="P123" style:family="paragraph" style:parent-style-name="Text_20_body">
      <style:text-properties officeooo:rsid="00417253" officeooo:paragraph-rsid="00417253"/>
    </style:style>
    <style:style style:name="P124" style:family="paragraph" style:parent-style-name="Text_20_body">
      <style:text-properties officeooo:paragraph-rsid="00417253"/>
    </style:style>
    <style:style style:name="P125" style:family="paragraph" style:parent-style-name="Text_20_body">
      <style:text-properties officeooo:rsid="00444af0" officeooo:paragraph-rsid="00444af0"/>
    </style:style>
    <style:style style:name="P126"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Liberation Serif" fo:font-size="12pt" fo:letter-spacing="normal" fo:language="en" fo:country="US" fo:font-style="normal" fo:font-weight="normal" style:font-size-asian="12pt" style:font-size-complex="12pt" loext:padding="0cm" loext:border="none"/>
    </style:style>
    <style:style style:name="P127"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Liberation Serif" fo:font-size="12pt" fo:letter-spacing="normal" fo:language="en" fo:country="US" fo:font-style="normal" fo:font-weight="normal" fo:background-color="#ebeef9" style:font-size-asian="12pt" style:font-size-complex="12pt" loext:padding="0cm" loext:border="none"/>
    </style:style>
    <style:style style:name="P128" style:family="paragraph" style:parent-style-name="Text_20_body">
      <style:paragraph-properties fo:margin-top="0cm" fo:margin-bottom="0cm" loext:contextual-spacing="false" fo:line-height="115%"/>
      <style:text-properties fo:color="#2a6099" style:font-name="Liberation Serif" fo:font-size="12pt" fo:language="en" fo:country="US" fo:font-weight="bold" officeooo:rsid="002c32c2" officeooo:paragraph-rsid="002c32c2" style:font-size-asian="10.5pt" style:font-weight-asian="bold" style:font-size-complex="12pt" style:font-weight-complex="bold"/>
    </style:style>
    <style:style style:name="P129" style:family="paragraph">
      <style:paragraph-properties fo:text-align="center"/>
    </style:style>
    <style:style style:name="P130" style:family="paragraph">
      <loext:graphic-properties draw:fill="none" draw:fill-color="#ffffff"/>
      <style:paragraph-properties fo:text-align="center"/>
      <style:text-properties fo:font-weight="bold" style:font-weight-asian="bold" style:font-weight-complex="bold"/>
    </style:style>
    <style:style style:name="P131" style:family="paragraph">
      <loext:graphic-properties draw:fill-color="#dde8cb"/>
      <style:paragraph-properties fo:text-align="center"/>
    </style:style>
    <style:style style:name="P132" style:family="paragraph">
      <loext:graphic-properties draw:fill="none" draw:fill-color="#ffffff"/>
      <style:text-properties fo:font-weight="bold" style:font-weight-asian="bold" style:font-weight-complex="bold"/>
    </style:style>
    <style:style style:name="P133" style:family="paragraph">
      <loext:graphic-properties draw:fill-color="#dee6ef"/>
      <style:paragraph-properties fo:text-align="center"/>
      <style:text-properties fo:font-size="12pt"/>
    </style:style>
    <style:style style:name="P134" style:family="paragraph">
      <loext:graphic-properties draw:fill-color="#ffaa95"/>
      <style:paragraph-properties fo:text-align="center"/>
    </style:style>
    <style:style style:name="P135" style:family="paragraph">
      <loext:graphic-properties draw:fill-color="#f6f9d4"/>
      <style:paragraph-properties fo:text-align="center"/>
    </style:style>
    <style:style style:name="P136" style:family="paragraph">
      <loext:graphic-properties draw:fill="none" draw:fill-color="#ffffff"/>
    </style:style>
    <style:style style:name="T1" style:family="text">
      <style:text-properties officeooo:rsid="001498fd"/>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language="en" fo:country="US" fo:font-weight="bold" style:font-weight-asian="bold" style:font-weight-complex="bold"/>
    </style:style>
    <style:style style:name="T5" style:family="text">
      <style:text-properties fo:language="en" fo:country="US" officeooo:rsid="003a9e32"/>
    </style:style>
    <style:style style:name="T6" style:family="text">
      <style:text-properties fo:language="en" fo:country="US" officeooo:rsid="003abe98"/>
    </style:style>
    <style:style style:name="T7" style:family="text">
      <style:text-properties fo:language="en" fo:country="US" officeooo:rsid="003cef43"/>
    </style:style>
    <style:style style:name="T8" style:family="text">
      <style:text-properties fo:language="en" fo:country="US" officeooo:rsid="003f7770"/>
    </style:style>
    <style:style style:name="T9" style:family="text">
      <style:text-properties fo:language="en" fo:country="US" officeooo:rsid="00417253"/>
    </style:style>
    <style:style style:name="T10" style:family="text">
      <style:text-properties fo:language="en" fo:country="US" officeooo:rsid="00444f7d"/>
    </style:style>
    <style:style style:name="T11" style:family="text">
      <style:text-properties fo:language="en" fo:country="US" officeooo:rsid="0044f81c"/>
    </style:style>
    <style:style style:name="T12" style:family="text">
      <style:text-properties officeooo:rsid="00167bf7"/>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1a59b7" style:font-weight-asian="bold" style:font-weight-complex="bold"/>
    </style:style>
    <style:style style:name="T16" style:family="text">
      <style:text-properties fo:font-weight="bold" officeooo:rsid="001a9c7e" style:font-weight-asian="bold" style:font-weight-complex="bold"/>
    </style:style>
    <style:style style:name="T17" style:family="text">
      <style:text-properties fo:font-weight="bold" officeooo:rsid="00308cec" style:font-weight-asian="bold" style:font-weight-complex="bold"/>
    </style:style>
    <style:style style:name="T18" style:family="text">
      <style:text-properties fo:font-weight="bold" officeooo:rsid="0034f855" style:font-weight-asian="bold" style:font-weight-complex="bold"/>
    </style:style>
    <style:style style:name="T19" style:family="text">
      <style:text-properties fo:font-variant="normal" fo:text-transform="none" fo:color="#24292e" style:font-name="Liberation Serif" fo:font-size="12pt" fo:letter-spacing="normal" fo:language="en" fo:country="US" fo:font-style="normal" fo:font-weight="normal" style:font-size-asian="12pt" style:font-size-complex="12pt"/>
    </style:style>
    <style:style style:name="T20" style:family="text">
      <style:text-properties fo:font-variant="normal" fo:text-transform="none" fo:color="#24292e" style:font-name="Liberation Serif" fo:font-size="12pt" fo:letter-spacing="normal" fo:language="en" fo:country="US" fo:font-style="normal" fo:font-weight="normal" officeooo:rsid="00167bf7" style:font-size-asian="12pt" style:font-size-complex="12pt"/>
    </style:style>
    <style:style style:name="T21" style:family="text">
      <style:text-properties fo:font-variant="normal" fo:text-transform="none" fo:color="#24292e" style:font-name="Liberation Serif" fo:font-size="12pt" fo:letter-spacing="normal" fo:language="en" fo:country="US" fo:font-style="normal" fo:font-weight="normal" officeooo:rsid="00405f26" style:font-size-asian="12pt" style:font-size-complex="12pt"/>
    </style:style>
    <style:style style:name="T22" style:family="text">
      <style:text-properties fo:font-variant="normal" fo:text-transform="none" fo:color="#24292e" style:font-name="Liberation Serif" fo:font-size="12pt" fo:letter-spacing="normal" fo:language="en" fo:country="US" fo:font-style="normal" fo:font-weight="bold" officeooo:rsid="00167bf7" style:font-size-asian="12pt" style:font-size-complex="12pt"/>
    </style:style>
    <style:style style:name="T23" style:family="text">
      <style:text-properties fo:font-variant="normal" fo:text-transform="none" fo:color="#24292e" style:font-name="Liberation Serif"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24" style:family="text">
      <style:text-properties fo:font-variant="normal" fo:text-transform="none" fo:color="#24292e" style:font-name="Liberation Serif" fo:font-size="12pt" fo:letter-spacing="normal" fo:language="en" fo:country="US" fo:font-style="normal" fo:font-weight="bold" style:font-size-asian="12pt" style:font-weight-asian="bold" style:font-size-complex="12pt" style:font-weight-complex="bold"/>
    </style:style>
    <style:style style:name="T25" style:family="text">
      <style:text-properties fo:font-variant="normal" fo:text-transform="none" fo:color="#24292e" style:font-name="Liberation Serif" fo:font-size="12pt" fo:letter-spacing="normal" fo:language="en" fo:country="US" fo:font-style="italic" fo:font-weight="normal" style:font-size-asian="12pt" style:font-style-asian="italic" style:font-size-complex="12pt" style:font-style-complex="italic"/>
    </style:style>
    <style:style style:name="T26" style:family="text">
      <style:text-properties fo:font-variant="normal" fo:text-transform="none" fo:color="#24292e" style:font-name="Liberation Serif" fo:font-size="12pt" fo:letter-spacing="normal" fo:language="en" fo:country="US" fo:font-style="italic" fo:font-weight="normal" officeooo:rsid="00167bf7" style:font-size-asian="12pt" style:font-style-asian="italic" style:font-size-complex="12pt" style:font-style-complex="italic"/>
    </style:style>
    <style:style style:name="T27" style:family="text">
      <style:text-properties fo:font-variant="normal" fo:text-transform="none" fo:color="#24292e" style:font-name="Liberation Serif" fo:font-size="12pt" fo:letter-spacing="normal" fo:language="en" fo:country="US" fo:font-style="italic" fo:font-weight="bold" style:font-size-asian="12pt" style:font-style-asian="italic" style:font-weight-asian="bold" style:font-size-complex="12pt" style:font-style-complex="italic" style:font-weight-complex="bold"/>
    </style:style>
    <style:style style:name="T28" style:family="text">
      <style:text-properties fo:font-variant="normal" fo:text-transform="none" fo:color="#24292e" style:font-name="Liberation Serif" fo:font-size="12pt" fo:letter-spacing="normal" fo:language="en" fo:country="US" fo:font-style="italic" fo:font-weight="bold" officeooo:rsid="00167bf7" style:font-size-asian="12pt" style:font-style-asian="italic" style:font-weight-asian="bold" style:font-size-complex="12pt" style:font-style-complex="italic" style:font-weight-complex="bold"/>
    </style:style>
    <style:style style:name="T29" style:family="text">
      <style:text-properties fo:font-variant="normal" fo:text-transform="none" fo:color="#3b4151" style:font-name="Liberation Serif" fo:font-size="12pt" fo:letter-spacing="normal" fo:language="en" fo:country="US" fo:font-style="normal" fo:font-weight="normal" officeooo:rsid="00202afa" fo:background-color="transparent" loext:char-shading-value="0" style:font-size-asian="12pt" style:font-weight-asian="normal" style:font-size-complex="12pt" style:font-weight-complex="normal"/>
    </style:style>
    <style:style style:name="T30" style:family="text">
      <style:text-properties fo:font-variant="normal" fo:text-transform="none" fo:color="#3b4151" style:font-name="Liberation Serif" fo:font-size="12pt" fo:letter-spacing="normal" fo:language="en" fo:country="US" fo:font-style="normal" fo:font-weight="normal" officeooo:rsid="002523f1" fo:background-color="transparent" loext:char-shading-value="0" style:font-size-asian="12pt" style:font-weight-asian="normal" style:font-size-complex="12pt" style:font-weight-complex="normal"/>
    </style:style>
    <style:style style:name="T31" style:family="text">
      <style:text-properties fo:font-variant="normal" fo:text-transform="none" fo:color="#3b4151" style:font-name="Liberation Serif" fo:font-size="12pt" fo:letter-spacing="normal" fo:language="en" fo:country="US" fo:font-style="normal" fo:font-weight="normal" officeooo:rsid="002796ed" fo:background-color="transparent" loext:char-shading-value="0" style:font-size-asian="12pt" style:font-weight-asian="normal" style:font-size-complex="12pt" style:font-weight-complex="normal"/>
    </style:style>
    <style:style style:name="T32" style:family="text">
      <style:text-properties fo:font-variant="normal" fo:text-transform="none" fo:color="#3b4151" style:font-name="Liberation Serif" fo:font-size="12pt" fo:letter-spacing="normal" fo:font-style="normal" fo:font-weight="normal" fo:background-color="transparent" loext:char-shading-value="0" style:font-size-asian="12pt" style:font-weight-asian="normal" style:font-size-complex="12pt" style:font-weight-complex="normal"/>
    </style:style>
    <style:style style:name="T33" style:family="text">
      <style:text-properties fo:font-variant="normal" fo:text-transform="none" fo:color="#3b4151" style:font-name="Liberation Serif" fo:font-size="12pt" fo:letter-spacing="normal" fo:font-style="normal" fo:font-weight="normal" officeooo:rsid="00202afa" fo:background-color="transparent" loext:char-shading-value="0" style:font-size-asian="12pt" style:font-weight-asian="normal" style:font-size-complex="12pt" style:font-weight-complex="normal"/>
    </style:style>
    <style:style style:name="T34" style:family="text">
      <style:text-properties fo:font-variant="normal" fo:text-transform="none" fo:color="#3b4151" style:font-name="Liberation Serif" fo:font-size="12pt" fo:letter-spacing="normal" fo:font-style="normal" fo:font-weight="normal" officeooo:rsid="00229f69" fo:background-color="transparent" loext:char-shading-value="0" style:font-size-asian="12pt" style:font-weight-asian="normal" style:font-size-complex="12pt" style:font-weight-complex="normal"/>
    </style:style>
    <style:style style:name="T35" style:family="text">
      <style:text-properties fo:font-variant="normal" fo:text-transform="none" fo:color="#3b4151" style:font-name="Liberation Serif" fo:font-size="12pt" fo:letter-spacing="normal" fo:font-style="normal" fo:font-weight="normal" officeooo:rsid="002796ed" fo:background-color="transparent" loext:char-shading-value="0" style:font-size-asian="12pt" style:font-weight-asian="normal" style:font-size-complex="12pt" style:font-weight-complex="normal"/>
    </style:style>
    <style:style style:name="T36" style:family="text">
      <style:text-properties fo:font-variant="normal" fo:text-transform="none" fo:color="#3b4151" style:font-name="Liberation Serif" fo:font-size="12pt" fo:letter-spacing="normal" fo:font-style="normal" fo:font-weight="normal" officeooo:rsid="0023fdaa" fo:background-color="transparent" loext:char-shading-value="0" style:font-size-asian="12pt" style:font-weight-asian="normal" style:font-size-complex="12pt" style:font-weight-complex="normal"/>
    </style:style>
    <style:style style:name="T37" style:family="text">
      <style:text-properties fo:font-variant="normal" fo:text-transform="none" fo:color="#3b4151" style:font-name="Liberation Serif" fo:font-size="12pt" fo:letter-spacing="normal" fo:font-style="normal" fo:font-weight="normal" officeooo:rsid="0028dd96" fo:background-color="transparent" loext:char-shading-value="0" style:font-size-asian="12pt" style:font-weight-asian="normal" style:font-size-complex="12pt" style:font-weight-complex="normal"/>
    </style:style>
    <style:style style:name="T38" style:family="text">
      <style:text-properties fo:font-variant="normal" fo:text-transform="none" fo:color="#3b4151" style:font-name="Liberation Serif" fo:font-size="12pt" fo:letter-spacing="normal" fo:font-style="normal" fo:background-color="transparent" loext:char-shading-value="0" style:font-size-asian="12pt" style:font-size-complex="12pt"/>
    </style:style>
    <style:style style:name="T39" style:family="text">
      <style:text-properties fo:font-variant="normal" fo:text-transform="none" fo:color="#3b4151" style:font-name="Liberation Serif" fo:font-size="12pt" fo:letter-spacing="normal" fo:font-style="normal" officeooo:rsid="00229f69" fo:background-color="transparent" loext:char-shading-value="0" style:font-size-asian="12pt" style:font-size-complex="12pt"/>
    </style:style>
    <style:style style:name="T40" style:family="text">
      <style:text-properties fo:font-variant="normal" fo:text-transform="none" fo:color="#3b4151" style:font-name="Liberation Serif" fo:font-size="12pt" fo:letter-spacing="normal" fo:font-style="normal" officeooo:rsid="00202afa" fo:background-color="transparent" loext:char-shading-value="0" style:font-size-asian="12pt" style:font-size-complex="12pt"/>
    </style:style>
    <style:style style:name="T41" style:family="text">
      <style:text-properties fo:font-variant="normal" fo:text-transform="none" fo:color="#3b4151" style:font-name="Liberation Serif" fo:font-size="12pt" fo:letter-spacing="normal" fo:font-style="normal" officeooo:rsid="0024553f" fo:background-color="transparent" loext:char-shading-value="0" style:font-size-asian="12pt" style:font-size-complex="12pt"/>
    </style:style>
    <style:style style:name="T42" style:family="text">
      <style:text-properties fo:font-variant="normal" fo:text-transform="none" fo:color="#3b4151" style:font-name="Liberation Serif" fo:font-size="12pt" fo:letter-spacing="normal" fo:font-style="normal" officeooo:rsid="002523f1" fo:background-color="transparent" loext:char-shading-value="0" style:font-size-asian="12pt" style:font-size-complex="12pt"/>
    </style:style>
    <style:style style:name="T43" style:family="text">
      <style:text-properties fo:font-variant="normal" fo:text-transform="none" fo:color="#3b4151" style:font-name="Liberation Serif" fo:font-size="12pt" fo:letter-spacing="normal" fo:font-style="normal" style:text-underline-style="none" fo:font-weight="bold" officeooo:rsid="0023fdaa" fo:background-color="transparent" loext:char-shading-value="0" style:font-size-asian="12pt" style:font-weight-asian="bold" style:font-size-complex="12pt" style:font-weight-complex="bold"/>
    </style:style>
    <style:style style:name="T44" style:family="text">
      <style:text-properties fo:font-variant="normal" fo:text-transform="none" fo:color="#3b4151" style:font-name="Liberation Serif" fo:font-size="12pt" fo:letter-spacing="normal" fo:font-style="normal" fo:font-weight="bold" officeooo:rsid="00202afa" fo:background-color="transparent" loext:char-shading-value="0" style:font-size-asian="12pt" style:font-weight-asian="bold" style:font-size-complex="12pt" style:font-weight-complex="bold"/>
    </style:style>
    <style:style style:name="T45" style:family="text">
      <style:text-properties fo:font-variant="normal" fo:text-transform="none" fo:color="#3b4151" fo:letter-spacing="normal" fo:language="en" fo:country="US" fo:font-style="normal" officeooo:rsid="002523f1" fo:background-color="transparent" loext:char-shading-value="0" style:font-weight-asian="normal" style:font-weight-complex="normal"/>
    </style:style>
    <style:style style:name="T46" style:family="text">
      <style:text-properties fo:font-variant="normal" fo:text-transform="none" fo:color="#3b4151" fo:letter-spacing="normal" fo:language="en" fo:country="US" fo:font-style="normal" officeooo:rsid="002687c8" fo:background-color="transparent" loext:char-shading-value="0" style:font-weight-asian="normal" style:font-weight-complex="normal"/>
    </style:style>
    <style:style style:name="T47" style:family="text">
      <style:text-properties fo:font-variant="normal" fo:text-transform="none" fo:color="#3b4151" fo:letter-spacing="normal" fo:font-style="normal" fo:font-weight="normal" fo:background-color="transparent" loext:char-shading-value="0" style:font-weight-asian="normal" style:font-weight-complex="normal"/>
    </style:style>
    <style:style style:name="T48" style:family="text">
      <style:text-properties fo:font-variant="normal" fo:text-transform="none" fo:color="#3b4151" fo:letter-spacing="normal" fo:font-style="normal" fo:font-weight="normal" officeooo:rsid="002523f1" fo:background-color="transparent" loext:char-shading-value="0" style:font-weight-asian="normal" style:font-weight-complex="normal"/>
    </style:style>
    <style:style style:name="T49" style:family="text">
      <style:text-properties fo:font-variant="normal" fo:text-transform="none" fo:color="#3b4151" fo:letter-spacing="normal" fo:font-style="normal" fo:font-weight="normal" officeooo:rsid="002185b5" fo:background-color="transparent" loext:char-shading-value="0" style:font-weight-asian="normal" style:font-weight-complex="normal"/>
    </style:style>
    <style:style style:name="T50" style:family="text">
      <style:text-properties fo:font-variant="normal" fo:text-transform="none" fo:color="#3b4151" fo:letter-spacing="normal" fo:font-style="normal" officeooo:rsid="002523f1" fo:background-color="transparent" loext:char-shading-value="0" style:font-weight-asian="normal" style:font-weight-complex="normal"/>
    </style:style>
    <style:style style:name="T51" style:family="text">
      <style:text-properties fo:font-variant="normal" fo:text-transform="none" fo:color="#3b4151" fo:letter-spacing="normal" fo:font-style="normal" officeooo:rsid="00229f69" fo:background-color="transparent" loext:char-shading-value="0" style:font-weight-asian="normal" style:font-weight-complex="normal"/>
    </style:style>
    <style:style style:name="T52" style:family="text">
      <style:text-properties fo:font-variant="normal" fo:text-transform="none" fo:color="#3b4151" fo:letter-spacing="normal" fo:font-style="normal" officeooo:rsid="00202afa" fo:background-color="transparent" loext:char-shading-value="0" style:font-weight-asian="normal" style:font-weight-complex="normal"/>
    </style:style>
    <style:style style:name="T53" style:family="text">
      <style:text-properties fo:font-variant="normal" fo:text-transform="none" fo:color="#3b4151" fo:letter-spacing="normal" fo:font-style="normal" officeooo:rsid="0024553f" fo:background-color="transparent" loext:char-shading-value="0" style:font-weight-asian="normal" style:font-weight-complex="normal"/>
    </style:style>
    <style:style style:name="T54" style:family="text">
      <style:text-properties fo:font-variant="normal" fo:text-transform="none" fo:color="#3b4151" fo:font-size="14pt" fo:letter-spacing="normal" fo:font-style="normal" fo:font-weight="normal" officeooo:rsid="001c0912" fo:background-color="transparent" loext:char-shading-value="0" style:font-size-asian="14pt" style:font-weight-asian="normal" style:font-size-complex="14pt" style:font-weight-complex="normal"/>
    </style:style>
    <style:style style:name="T55" style:family="text">
      <style:text-properties fo:font-variant="normal" fo:text-transform="none" fo:color="#3b4151" fo:font-size="14pt" fo:letter-spacing="normal" fo:font-style="normal" fo:font-weight="normal" officeooo:rsid="002796ed" fo:background-color="transparent" loext:char-shading-value="0" style:font-size-asian="14pt" style:font-weight-asian="normal" style:font-size-complex="14pt" style:font-weight-complex="normal"/>
    </style:style>
    <style:style style:name="T56" style:family="text">
      <style:text-properties fo:font-variant="normal" fo:text-transform="none" fo:color="#3b4151" fo:font-size="14pt" fo:letter-spacing="normal" fo:font-style="normal" fo:font-weight="normal" officeooo:rsid="002523f1" fo:background-color="transparent" loext:char-shading-value="0" style:font-size-asian="14pt" style:font-weight-asian="normal" style:font-size-complex="14pt" style:font-weight-complex="normal"/>
    </style:style>
    <style:style style:name="T57" style:family="text">
      <style:text-properties fo:font-variant="normal" fo:text-transform="none" fo:color="#3b4151" fo:font-size="14pt" fo:letter-spacing="normal" fo:font-style="normal" fo:font-weight="normal" officeooo:rsid="0028dd96" fo:background-color="transparent" loext:char-shading-value="0" style:font-size-asian="14pt" style:font-weight-asian="normal" style:font-size-complex="14pt" style:font-weight-complex="normal"/>
    </style:style>
    <style:style style:name="T58" style:family="text">
      <style:text-properties fo:font-variant="normal" fo:text-transform="none" fo:color="#069a2e" style:font-name="Liberation Serif" fo:font-size="12pt" fo:letter-spacing="normal" fo:font-style="normal" fo:font-weight="normal" officeooo:rsid="00229f69" fo:background-color="transparent" loext:char-shading-value="0" style:font-size-asian="12pt" style:font-weight-asian="normal" style:font-size-complex="12pt" style:font-weight-complex="normal"/>
    </style:style>
    <style:style style:name="T59" style:family="text">
      <style:text-properties fo:font-variant="normal" fo:text-transform="none" fo:color="#069a2e" style:font-name="Liberation Serif" fo:font-size="12pt" fo:letter-spacing="normal" fo:font-style="normal" fo:font-weight="normal" officeooo:rsid="00202afa" fo:background-color="transparent" loext:char-shading-value="0" style:font-size-asian="12pt" style:font-weight-asian="normal" style:font-size-complex="12pt" style:font-weight-complex="normal"/>
    </style:style>
    <style:style style:name="T60" style:family="text">
      <style:text-properties fo:font-variant="normal" fo:text-transform="none" fo:color="#069a2e" style:font-name="Liberation Serif" fo:font-size="12pt" fo:letter-spacing="normal" fo:font-style="normal" fo:font-weight="normal" officeooo:rsid="0024553f" fo:background-color="transparent" loext:char-shading-value="0" style:font-size-asian="12pt" style:font-weight-asian="normal" style:font-size-complex="12pt" style:font-weight-complex="normal"/>
    </style:style>
    <style:style style:name="T61" style:family="text">
      <style:text-properties fo:font-variant="normal" fo:text-transform="none" fo:color="#069a2e" fo:letter-spacing="normal" fo:font-style="normal" fo:font-weight="normal" officeooo:rsid="00229f69" fo:background-color="transparent" loext:char-shading-value="0" style:font-weight-asian="normal" style:font-weight-complex="normal"/>
    </style:style>
    <style:style style:name="T62" style:family="text">
      <style:text-properties fo:font-variant="normal" fo:text-transform="none" fo:color="#069a2e" fo:letter-spacing="normal" fo:font-style="normal" fo:font-weight="normal" officeooo:rsid="002523f1" fo:background-color="transparent" loext:char-shading-value="0" style:font-weight-asian="normal" style:font-weight-complex="normal"/>
    </style:style>
    <style:style style:name="T63" style:family="text">
      <style:text-properties fo:font-variant="normal" fo:text-transform="none" fo:color="#000000" fo:letter-spacing="normal" fo:font-style="normal" officeooo:rsid="00222e13" fo:background-color="transparent" loext:char-shading-value="0" style:font-weight-asian="normal" style:font-weight-complex="normal"/>
    </style:style>
    <style:style style:name="T64" style:family="text">
      <style:text-properties fo:font-variant="normal" fo:text-transform="none" fo:color="#000000" fo:letter-spacing="normal" fo:font-style="normal" fo:font-weight="normal" officeooo:rsid="00222e13" fo:background-color="transparent" loext:char-shading-value="0" style:font-weight-asian="normal" style:font-weight-complex="normal"/>
    </style:style>
    <style:style style:name="T65" style:family="text">
      <style:text-properties fo:font-variant="normal" fo:text-transform="none" fo:color="#000000" style:font-name="Liberation Serif" fo:font-size="12pt" fo:letter-spacing="normal" fo:language="en" fo:country="US" fo:font-style="normal" fo:font-weight="bold" officeooo:rsid="001c0912" fo:background-color="#e8f2a1" loext:char-shading-value="0" style:font-size-asian="12pt" style:font-weight-asian="bold" style:font-size-complex="12pt" style:font-weight-complex="bold"/>
    </style:style>
    <style:style style:name="T66" style:family="text">
      <style:text-properties fo:font-variant="normal" fo:text-transform="none" fo:color="#000000" style:font-name="Liberation Serif" fo:font-size="15pt" fo:letter-spacing="normal" fo:language="en" fo:country="US" fo:font-style="normal" fo:font-weight="bold" officeooo:rsid="001ecb77" fo:background-color="#e8f2a1" loext:char-shading-value="0" style:font-size-asian="15pt" style:font-weight-asian="bold" style:font-size-complex="15pt" style:font-weight-complex="bold"/>
    </style:style>
    <style:style style:name="T67" style:family="text">
      <style:text-properties fo:font-variant="normal" fo:text-transform="none" fo:color="#000000" fo:font-size="15pt" fo:letter-spacing="normal" fo:language="en" fo:country="US" fo:font-style="normal" fo:font-weight="bold" officeooo:rsid="001c0912" fo:background-color="transparent" loext:char-shading-value="0" style:font-size-asian="15pt" style:font-weight-asian="bold" style:font-size-complex="15pt" style:font-weight-complex="bold"/>
    </style:style>
    <style:style style:name="T68" style:family="text">
      <style:text-properties fo:font-variant="normal" fo:text-transform="none" fo:color="#000000" fo:font-size="15pt" fo:letter-spacing="normal" fo:language="en" fo:country="US" fo:font-style="normal" fo:font-weight="bold" officeooo:rsid="001ecb77" fo:background-color="#e8f2a1" loext:char-shading-value="0" style:font-size-asian="15pt" style:font-weight-asian="bold" style:font-size-complex="15pt" style:font-weight-complex="bold"/>
    </style:style>
    <style:style style:name="T69" style:family="text">
      <style:text-properties fo:font-variant="normal" fo:text-transform="none" fo:color="#000000" fo:font-size="15pt" fo:letter-spacing="normal" fo:language="en" fo:country="US" fo:font-style="normal" fo:font-weight="bold" officeooo:rsid="001c0912" fo:background-color="#e8f2a1" loext:char-shading-value="0" style:font-size-asian="15pt" style:font-weight-asian="bold" style:font-size-complex="15pt" style:font-weight-complex="bold"/>
    </style:style>
    <style:style style:name="T70" style:family="text">
      <style:text-properties fo:font-variant="normal" fo:text-transform="none" fo:color="#000000" fo:font-size="15pt" fo:letter-spacing="normal" fo:language="en" fo:country="US" fo:font-style="normal" fo:font-weight="bold" officeooo:rsid="002523f1" fo:background-color="#e8f2a1" loext:char-shading-value="0" style:font-size-asian="15pt" style:font-weight-asian="bold" style:font-size-complex="15pt" style:font-weight-complex="bold"/>
    </style:style>
    <style:style style:name="T71" style:family="text">
      <style:text-properties fo:font-variant="normal" fo:text-transform="none" fo:color="#f10d0c" fo:letter-spacing="normal" fo:font-style="normal" officeooo:rsid="00222e13" fo:background-color="transparent" loext:char-shading-value="0" style:font-weight-asian="normal" style:font-weight-complex="normal"/>
    </style:style>
    <style:style style:name="T72" style:family="text">
      <style:text-properties fo:font-variant="normal" fo:text-transform="none" fo:color="#f10d0c" fo:letter-spacing="normal" fo:font-style="normal" officeooo:rsid="0023fdaa" fo:background-color="transparent" loext:char-shading-value="0" style:font-weight-asian="normal" style:font-weight-complex="normal"/>
    </style:style>
    <style:style style:name="T73" style:family="text">
      <style:text-properties fo:font-variant="normal" fo:text-transform="none" fo:color="#f10d0c" fo:letter-spacing="normal" fo:font-style="normal" fo:font-weight="normal" officeooo:rsid="00222e13" fo:background-color="transparent" loext:char-shading-value="0" style:font-weight-asian="normal" style:font-weight-complex="normal"/>
    </style:style>
    <style:style style:name="T74" style:family="text">
      <style:text-properties fo:font-variant="normal" fo:text-transform="none" fo:color="#f10d0c" fo:letter-spacing="normal" fo:font-style="normal" fo:font-weight="normal" officeooo:rsid="0023fdaa" fo:background-color="transparent" loext:char-shading-value="0" style:font-weight-asian="normal" style:font-weight-complex="normal"/>
    </style:style>
    <style:style style:name="T75" style:family="text">
      <style:text-properties fo:font-variant="normal" fo:text-transform="none" fo:color="#2a6099" fo:font-size="15pt" fo:letter-spacing="normal" fo:language="en" fo:country="US" fo:font-style="normal" fo:font-weight="bold" officeooo:rsid="002687c8" fo:background-color="#e8f2a1" loext:char-shading-value="0" style:font-size-asian="15pt" style:font-weight-asian="bold" style:font-size-complex="15pt" style:font-weight-complex="bold"/>
    </style:style>
    <style:style style:name="T76" style:family="text">
      <style:text-properties fo:font-variant="normal" fo:text-transform="none" fo:color="#2a6099" style:font-name="Liberation Serif" fo:font-size="15pt" fo:letter-spacing="normal" fo:language="en" fo:country="US" fo:font-style="normal" fo:font-weight="bold" officeooo:rsid="0028dd96" fo:background-color="#e8f2a1" loext:char-shading-value="0" style:font-size-asian="15pt" style:font-weight-asian="bold" style:font-size-complex="15pt" style:font-weight-complex="bold"/>
    </style:style>
    <style:style style:name="T77" style:family="text">
      <style:text-properties fo:font-variant="normal" fo:text-transform="none" style:use-window-font-color="true" style:font-name="Liberation Serif" fo:font-size="12pt" fo:letter-spacing="normal" fo:language="en" fo:country="US" fo:font-style="normal" fo:font-weight="normal" officeooo:rsid="00287752" fo:background-color="transparent" loext:char-shading-value="0" style:font-size-asian="12pt" style:font-weight-asian="normal" style:font-size-complex="12pt" style:font-weight-complex="normal"/>
    </style:style>
    <style:style style:name="T78" style:family="text">
      <style:text-properties fo:font-variant="normal" fo:text-transform="none" style:use-window-font-color="true" style:font-name="Liberation Serif" fo:font-size="12pt" fo:letter-spacing="normal" fo:language="en" fo:country="US" fo:font-style="normal" fo:font-weight="normal" officeooo:rsid="002185b5" fo:background-color="transparent" loext:char-shading-value="0" style:font-size-asian="12pt" style:font-weight-asian="normal" style:font-size-complex="12pt" style:font-weight-complex="normal"/>
    </style:style>
    <style:style style:name="T79" style:family="text">
      <style:text-properties fo:font-variant="normal" fo:text-transform="none" style:use-window-font-color="true" style:font-name="Liberation Serif" fo:font-size="12pt" fo:letter-spacing="normal" fo:language="en" fo:country="US" fo:font-style="normal" fo:font-weight="bold" officeooo:rsid="002185b5" fo:background-color="transparent" loext:char-shading-value="0" style:font-size-asian="12pt" style:font-weight-asian="bold" style:font-size-complex="12pt" style:font-weight-complex="bold"/>
    </style:style>
    <style:style style:name="T80" style:family="text">
      <style:text-properties fo:font-variant="normal" fo:text-transform="none" style:use-window-font-color="true" style:font-name="Liberation Serif" fo:font-size="12pt" fo:letter-spacing="normal" fo:language="en" fo:country="US" fo:font-style="normal" fo:font-weight="bold" officeooo:rsid="001c0912" fo:background-color="#e8f2a1" loext:char-shading-value="0" style:font-size-asian="12pt" style:font-weight-asian="bold" style:font-size-complex="12pt" style:font-weight-complex="bold"/>
    </style:style>
    <style:style style:name="T81" style:family="text">
      <style:text-properties fo:font-variant="normal" fo:text-transform="none" style:use-window-font-color="true" style:font-name="Liberation Serif" fo:font-size="12pt" fo:letter-spacing="normal" fo:language="en" fo:country="US" fo:font-style="normal" fo:font-weight="bold" officeooo:rsid="001c0912" fo:background-color="#e8f2a1" loext:char-shading-value="0" style:font-size-asian="12pt" style:font-size-complex="12pt"/>
    </style:style>
    <style:style style:name="T82" style:family="text">
      <style:text-properties fo:font-variant="normal" fo:text-transform="none" style:use-window-font-color="true" style:font-name="Liberation Serif" fo:font-size="12pt" fo:letter-spacing="normal" fo:font-style="normal" fo:font-weight="normal" officeooo:rsid="00287752" fo:background-color="transparent" loext:char-shading-value="0" style:font-size-asian="12pt" style:font-weight-asian="normal" style:font-size-complex="12pt" style:font-weight-complex="normal"/>
    </style:style>
    <style:style style:name="T83" style:family="text">
      <style:text-properties fo:font-variant="normal" fo:text-transform="none" style:use-window-font-color="true" style:font-name="Liberation Serif" fo:font-size="12pt" fo:letter-spacing="normal" fo:font-style="italic" fo:font-weight="normal" officeooo:rsid="002523f1" fo:background-color="transparent" loext:char-shading-value="0" style:font-size-asian="12pt" style:font-style-asian="italic" style:font-weight-asian="normal" style:font-size-complex="12pt" style:font-style-complex="italic" style:font-weight-complex="normal"/>
    </style:style>
    <style:style style:name="T84" style:family="text">
      <style:text-properties fo:font-variant="normal" fo:text-transform="none" style:use-window-font-color="true" style:font-name="Liberation Serif" fo:font-size="12pt" fo:letter-spacing="normal" fo:font-style="italic" fo:font-weight="normal" officeooo:rsid="0028dd96" fo:background-color="transparent" loext:char-shading-value="0" style:font-size-asian="12pt" style:font-style-asian="italic" style:font-weight-asian="normal" style:font-size-complex="12pt" style:font-style-complex="italic" style:font-weight-complex="normal"/>
    </style:style>
    <style:style style:name="T85" style:family="text">
      <style:text-properties fo:font-variant="normal" fo:text-transform="none" style:use-window-font-color="true" fo:letter-spacing="normal" fo:background-color="transparent" loext:char-shading-value="0"/>
    </style:style>
    <style:style style:name="T86" style:family="text">
      <style:text-properties fo:font-variant="normal" fo:text-transform="none" style:use-window-font-color="true" fo:letter-spacing="normal" officeooo:rsid="0028dd96" fo:background-color="transparent" loext:char-shading-value="0"/>
    </style:style>
    <style:style style:name="T87" style:family="text">
      <style:text-properties fo:font-variant="normal" fo:text-transform="none" style:use-window-font-color="true" fo:letter-spacing="normal" fo:font-weight="bold" fo:background-color="transparent" loext:char-shading-value="0" style:font-weight-asian="bold" style:font-weight-complex="bold"/>
    </style:style>
    <style:style style:name="T88" style:family="text">
      <style:text-properties fo:font-variant="normal" fo:text-transform="none" style:use-window-font-color="true" fo:letter-spacing="normal" fo:font-style="normal" fo:background-color="transparent" loext:char-shading-value="0" style:font-style-asian="normal" style:font-style-complex="normal"/>
    </style:style>
    <style:style style:name="T89" style:family="text">
      <style:text-properties fo:font-variant="normal" fo:text-transform="none" style:use-window-font-color="true" fo:letter-spacing="normal" fo:font-style="italic" fo:background-color="transparent" loext:char-shading-value="0" style:font-style-asian="italic" style:font-style-complex="italic"/>
    </style:style>
    <style:style style:name="T90" style:family="text">
      <style:text-properties fo:font-variant="normal" fo:text-transform="none" style:use-window-font-color="true" fo:letter-spacing="normal" fo:font-style="italic" officeooo:rsid="0034f855" fo:background-color="transparent" loext:char-shading-value="0" style:font-style-asian="italic" style:font-style-complex="italic"/>
    </style:style>
    <style:style style:name="T91" style:family="text">
      <style:text-properties fo:font-variant="normal" fo:text-transform="none" style:use-window-font-color="true" fo:letter-spacing="normal" fo:font-style="italic" fo:font-weight="bold" fo:background-color="transparent" loext:char-shading-value="0" style:font-style-asian="italic" style:font-weight-asian="bold" style:font-style-complex="italic" style:font-weight-complex="bold"/>
    </style:style>
    <style:style style:name="T92" style:family="text">
      <style:text-properties fo:font-variant="normal" fo:text-transform="none" fo:letter-spacing="normal" fo:font-style="italic" fo:font-weight="normal" officeooo:rsid="0017ed85" fo:background-color="transparent" loext:char-shading-value="0" style:font-style-asian="italic" style:font-weight-asian="normal" style:font-style-complex="italic" style:font-weight-complex="normal"/>
    </style:style>
    <style:style style:name="T93" style:family="text">
      <style:text-properties fo:font-variant="normal" fo:text-transform="none" fo:letter-spacing="normal" fo:font-style="normal" fo:font-weight="normal" officeooo:rsid="0017ed85" fo:background-color="transparent" loext:char-shading-value="0" style:font-style-asian="normal" style:font-weight-asian="normal" style:font-style-complex="normal" style:font-weight-complex="normal"/>
    </style:style>
    <style:style style:name="T94" style:family="text">
      <style:text-properties fo:font-variant="normal" fo:text-transform="none" fo:letter-spacing="normal" fo:font-style="normal" fo:font-weight="normal" officeooo:rsid="002c32c2" fo:background-color="transparent" loext:char-shading-value="0" style:font-style-asian="normal" style:font-weight-asian="normal" style:font-style-complex="normal" style:font-weight-complex="normal"/>
    </style:style>
    <style:style style:name="T95" style:family="text">
      <style:text-properties fo:font-variant="normal" fo:text-transform="none" fo:color="#3465a4" style:font-name="Liberation Serif" fo:font-size="12pt" fo:letter-spacing="normal" fo:language="en" fo:country="US" fo:font-style="normal" fo:font-weight="normal" officeooo:rsid="00202afa" fo:background-color="transparent" loext:char-shading-value="0" style:font-size-asian="12pt" style:font-weight-asian="normal" style:font-size-complex="12pt" style:font-weight-complex="normal"/>
    </style:style>
    <style:style style:name="T96" style:family="text">
      <style:text-properties fo:font-variant="normal" fo:text-transform="none" fo:color="#ce181e" fo:letter-spacing="normal" fo:font-style="italic" fo:font-weight="bold" fo:background-color="transparent" loext:char-shading-value="0" style:font-style-asian="italic" style:font-weight-asian="bold" style:font-style-complex="italic" style:font-weight-complex="bold"/>
    </style:style>
    <style:style style:name="T97" style:family="text">
      <style:text-properties fo:font-size="12pt" fo:language="en" fo:country="US" fo:font-weight="bold" officeooo:rsid="002185b5" fo:background-color="transparent" loext:char-shading-value="0" style:font-size-asian="12pt" style:font-weight-asian="bold" style:font-size-complex="12pt" style:font-weight-complex="bold"/>
    </style:style>
    <style:style style:name="T98" style:family="text">
      <style:text-properties fo:font-size="12pt" fo:language="en" fo:country="US" fo:font-weight="normal" fo:background-color="transparent" loext:char-shading-value="0" style:font-size-asian="12pt" style:font-weight-asian="normal" style:font-size-complex="12pt" style:font-weight-complex="normal"/>
    </style:style>
    <style:style style:name="T99" style:family="text">
      <style:text-properties fo:font-size="12pt" fo:language="en" fo:country="US" fo:font-weight="normal" officeooo:rsid="00202afa" fo:background-color="transparent" loext:char-shading-value="0" style:font-size-asian="12pt" style:font-weight-asian="normal" style:font-size-complex="12pt" style:font-weight-complex="normal"/>
    </style:style>
    <style:style style:name="T100" style:family="text">
      <style:text-properties fo:font-size="12pt" fo:language="en" fo:country="US" fo:font-weight="normal" officeooo:rsid="002185b5" fo:background-color="transparent" loext:char-shading-value="0" style:font-size-asian="12pt" style:font-weight-asian="normal" style:font-size-complex="12pt" style:font-weight-complex="normal"/>
    </style:style>
    <style:style style:name="T101" style:family="text">
      <style:text-properties fo:font-size="12pt" fo:language="en" fo:country="US" fo:font-weight="normal" officeooo:rsid="00405f26" fo:background-color="transparent" loext:char-shading-value="0" style:font-size-asian="12pt" style:font-weight-asian="normal" style:font-size-complex="12pt" style:font-weight-complex="normal"/>
    </style:style>
    <style:style style:name="T102" style:family="text">
      <style:text-properties fo:font-size="12pt" fo:font-weight="normal" fo:background-color="transparent" loext:char-shading-value="0" style:font-size-asian="12pt" style:font-weight-asian="normal" style:font-size-complex="12pt" style:font-weight-complex="normal"/>
    </style:style>
    <style:style style:name="T103" style:family="text">
      <style:text-properties fo:font-size="12pt" fo:font-weight="normal" officeooo:rsid="00202afa" fo:background-color="transparent" loext:char-shading-value="0" style:font-size-asian="12pt" style:font-weight-asian="normal" style:font-size-complex="12pt" style:font-weight-complex="normal"/>
    </style:style>
    <style:style style:name="T104" style:family="text">
      <style:text-properties fo:font-size="12pt" fo:font-weight="normal" officeooo:rsid="0023fdaa" fo:background-color="transparent" loext:char-shading-value="0" style:font-size-asian="12pt" style:font-weight-asian="normal" style:font-size-complex="12pt" style:font-weight-complex="normal"/>
    </style:style>
    <style:style style:name="T105" style:family="text">
      <style:text-properties fo:font-size="12pt" fo:font-weight="normal" officeooo:rsid="002185b5" fo:background-color="transparent" loext:char-shading-value="0" style:font-size-asian="12pt" style:font-weight-asian="normal" style:font-size-complex="12pt" style:font-weight-complex="normal"/>
    </style:style>
    <style:style style:name="T106" style:family="text">
      <style:text-properties fo:font-size="12pt" fo:font-weight="normal" officeooo:rsid="00222e13" fo:background-color="transparent" loext:char-shading-value="0" style:font-size-asian="12pt" style:font-weight-asian="normal" style:font-size-complex="12pt" style:font-weight-complex="normal"/>
    </style:style>
    <style:style style:name="T107" style:family="text">
      <style:text-properties fo:font-size="12pt" fo:font-weight="normal" officeooo:rsid="0024553f" fo:background-color="transparent" loext:char-shading-value="0" style:font-size-asian="12pt" style:font-weight-asian="normal" style:font-size-complex="12pt" style:font-weight-complex="normal"/>
    </style:style>
    <style:style style:name="T108" style:family="text">
      <style:text-properties fo:font-size="12pt" fo:font-weight="normal" officeooo:rsid="001c0912" fo:background-color="transparent" loext:char-shading-value="0" style:font-size-asian="12pt" style:font-weight-asian="normal" style:font-size-complex="12pt" style:font-weight-complex="normal"/>
    </style:style>
    <style:style style:name="T109" style:family="text">
      <style:text-properties fo:font-size="12pt" fo:font-weight="normal" officeooo:rsid="00287752" fo:background-color="transparent" loext:char-shading-value="0" style:font-size-asian="12pt" style:font-weight-asian="normal" style:font-size-complex="12pt" style:font-weight-complex="normal"/>
    </style:style>
    <style:style style:name="T110" style:family="text">
      <style:text-properties fo:font-size="12pt" style:text-underline-style="none" fo:font-weight="bold" officeooo:rsid="0023fdaa" fo:background-color="transparent" loext:char-shading-value="0" style:font-size-asian="12pt" style:font-weight-asian="bold" style:font-size-complex="12pt" style:font-weight-complex="bold"/>
    </style:style>
    <style:style style:name="T111" style:family="text">
      <style:text-properties fo:font-size="12pt" fo:font-weight="bold" officeooo:rsid="00202afa" fo:background-color="transparent" loext:char-shading-value="0" style:font-size-asian="12pt" style:font-weight-asian="bold" style:font-size-complex="12pt" style:font-weight-complex="bold"/>
    </style:style>
    <style:style style:name="T112" style:family="text">
      <style:text-properties fo:font-size="12pt" fo:background-color="transparent" loext:char-shading-value="0" style:font-size-asian="12pt" style:font-size-complex="12pt"/>
    </style:style>
    <style:style style:name="T113" style:family="text">
      <style:text-properties fo:font-size="12pt" officeooo:rsid="00229f69" fo:background-color="transparent" loext:char-shading-value="0" style:font-size-asian="12pt" style:font-size-complex="12pt"/>
    </style:style>
    <style:style style:name="T114" style:family="text">
      <style:text-properties fo:font-size="12pt" officeooo:rsid="00202afa" fo:background-color="transparent" loext:char-shading-value="0" style:font-size-asian="12pt" style:font-size-complex="12pt"/>
    </style:style>
    <style:style style:name="T115" style:family="text">
      <style:text-properties fo:font-size="12pt" officeooo:rsid="0024553f" fo:background-color="transparent" loext:char-shading-value="0" style:font-size-asian="12pt" style:font-size-complex="12pt"/>
    </style:style>
    <style:style style:name="T116" style:family="text">
      <style:text-properties fo:font-size="12pt" officeooo:rsid="00229f69" fo:background-color="transparent" loext:char-shading-value="0" style:font-size-asian="12pt" style:font-weight-asian="bold" style:font-size-complex="12pt" style:font-weight-complex="bold"/>
    </style:style>
    <style:style style:name="T117" style:family="text">
      <style:text-properties fo:font-size="12pt" officeooo:rsid="00202afa" fo:background-color="transparent" loext:char-shading-value="0" style:font-size-asian="12pt" style:font-weight-asian="bold" style:font-size-complex="12pt" style:font-weight-complex="bold"/>
    </style:style>
    <style:style style:name="T118" style:family="text">
      <style:text-properties fo:font-size="12pt" officeooo:rsid="002185b5" fo:background-color="transparent" loext:char-shading-value="0" style:font-size-asian="12pt" style:font-weight-asian="bold" style:font-size-complex="12pt" style:font-weight-complex="bold"/>
    </style:style>
    <style:style style:name="T119" style:family="text">
      <style:text-properties fo:font-size="12pt" officeooo:rsid="0024553f" fo:background-color="transparent" loext:char-shading-value="0" style:font-size-asian="12pt" style:font-weight-asian="bold" style:font-size-complex="12pt" style:font-weight-complex="bold"/>
    </style:style>
    <style:style style:name="T120" style:family="text">
      <style:text-properties fo:font-style="italic" style:font-style-asian="italic" style:font-style-complex="italic"/>
    </style:style>
    <style:style style:name="T121" style:family="text">
      <style:text-properties fo:font-style="italic" officeooo:rsid="00405f26" style:font-style-asian="italic" style:font-style-complex="italic"/>
    </style:style>
    <style:style style:name="T122" style:family="text">
      <style:text-properties officeooo:rsid="0017ed85"/>
    </style:style>
    <style:style style:name="T123" style:family="text">
      <style:text-properties officeooo:rsid="001a59b7"/>
    </style:style>
    <style:style style:name="T124" style:family="text">
      <style:text-properties officeooo:rsid="001a9c7e"/>
    </style:style>
    <style:style style:name="T125" style:family="text">
      <style:text-properties fo:color="#ce181e"/>
    </style:style>
    <style:style style:name="T126" style:family="text">
      <style:text-properties officeooo:rsid="001d33c1"/>
    </style:style>
    <style:style style:name="T127" style:family="text">
      <style:text-properties officeooo:rsid="001df348"/>
    </style:style>
    <style:style style:name="T128" style:family="text">
      <style:text-properties officeooo:rsid="001ecb77"/>
    </style:style>
    <style:style style:name="T129" style:family="text">
      <style:text-properties fo:font-size="15pt" fo:language="en" fo:country="US" fo:font-weight="bold" officeooo:rsid="001c0912" fo:background-color="transparent" loext:char-shading-value="0" style:font-size-asian="15pt" style:font-weight-asian="bold" style:font-size-complex="15pt" style:font-weight-complex="bold"/>
    </style:style>
    <style:style style:name="T130" style:family="text">
      <style:text-properties fo:font-size="15pt" fo:language="en" fo:country="US" fo:font-weight="bold" officeooo:rsid="001c0912" fo:background-color="#e8f2a1" loext:char-shading-value="0" style:font-size-asian="15pt" style:font-weight-asian="bold" style:font-size-complex="15pt" style:font-weight-complex="bold"/>
    </style:style>
    <style:style style:name="T131" style:family="text">
      <style:text-properties fo:font-size="15pt" fo:language="en" fo:country="US" fo:font-weight="bold" officeooo:rsid="001ecb77" fo:background-color="#e8f2a1" loext:char-shading-value="0" style:font-size-asian="15pt" style:font-weight-asian="bold" style:font-size-complex="15pt" style:font-weight-complex="bold"/>
    </style:style>
    <style:style style:name="T132" style:family="text">
      <style:text-properties fo:font-size="15pt" fo:language="en" fo:country="US" fo:font-weight="bold" officeooo:rsid="002523f1" fo:background-color="#e8f2a1" loext:char-shading-value="0" style:font-size-asian="15pt" style:font-weight-asian="bold" style:font-size-complex="15pt" style:font-weight-complex="bold"/>
    </style:style>
    <style:style style:name="T133" style:family="text">
      <style:text-properties fo:font-size="15pt" fo:language="en" fo:country="US" officeooo:rsid="001ecb77" fo:background-color="#e8f2a1" loext:char-shading-value="0" style:font-size-asian="15pt" style:font-size-complex="15pt"/>
    </style:style>
    <style:style style:name="T134" style:family="text">
      <style:text-properties fo:color="#f10d0c" fo:font-size="12pt" fo:font-weight="normal" officeooo:rsid="00222e13" fo:background-color="transparent" loext:char-shading-value="0" style:font-size-asian="12pt" style:font-weight-asian="normal" style:font-size-complex="12pt" style:font-weight-complex="normal"/>
    </style:style>
    <style:style style:name="T135" style:family="text">
      <style:text-properties fo:color="#f10d0c" fo:font-size="12pt" fo:font-weight="normal" officeooo:rsid="0023fdaa" fo:background-color="transparent" loext:char-shading-value="0" style:font-size-asian="12pt" style:font-weight-asian="normal" style:font-size-complex="12pt" style:font-weight-complex="normal"/>
    </style:style>
    <style:style style:name="T136" style:family="text">
      <style:text-properties fo:color="#2a6099" fo:font-size="15pt" fo:language="en" fo:country="US" fo:font-weight="bold" officeooo:rsid="001ecb77" fo:background-color="#e8f2a1" loext:char-shading-value="0" style:font-size-asian="15pt" style:font-weight-asian="bold" style:font-size-complex="15pt" style:font-weight-complex="bold"/>
    </style:style>
    <style:style style:name="T137" style:family="text">
      <style:text-properties fo:color="#2a6099" fo:font-size="15pt" fo:language="en" fo:country="US" fo:font-weight="bold" officeooo:rsid="00229f69" fo:background-color="#e8f2a1" loext:char-shading-value="0" style:font-size-asian="15pt" style:font-weight-asian="bold" style:font-size-complex="15pt" style:font-weight-complex="bold"/>
    </style:style>
    <style:style style:name="T138" style:family="text">
      <style:text-properties fo:color="#2a6099" fo:font-size="15pt" fo:language="en" fo:country="US" fo:font-weight="bold" officeooo:rsid="002796ed" fo:background-color="#e8f2a1" loext:char-shading-value="0" style:font-size-asian="15pt" style:font-weight-asian="bold" style:font-size-complex="15pt" style:font-weight-complex="bold"/>
    </style:style>
    <style:style style:name="T139" style:family="text">
      <style:text-properties fo:color="#2a6099" fo:language="en" fo:country="US" fo:font-weight="bold" style:font-weight-asian="bold" style:font-weight-complex="bold"/>
    </style:style>
    <style:style style:name="T140" style:family="text">
      <style:text-properties officeooo:rsid="00229f69"/>
    </style:style>
    <style:style style:name="T141" style:family="text">
      <style:text-properties fo:color="#069a2e" fo:font-size="12pt" fo:font-weight="normal" fo:background-color="transparent" loext:char-shading-value="0" style:font-size-asian="12pt" style:font-weight-asian="normal" style:font-size-complex="12pt" style:font-weight-complex="normal"/>
    </style:style>
    <style:style style:name="T142" style:family="text">
      <style:text-properties fo:color="#069a2e" fo:font-size="12pt" fo:font-weight="normal" officeooo:rsid="00229f69" fo:background-color="transparent" loext:char-shading-value="0" style:font-size-asian="12pt" style:font-weight-asian="normal" style:font-size-complex="12pt" style:font-weight-complex="normal"/>
    </style:style>
    <style:style style:name="T143" style:family="text">
      <style:text-properties fo:color="#069a2e" fo:font-size="12pt" fo:font-weight="normal" officeooo:rsid="002185b5" fo:background-color="transparent" loext:char-shading-value="0" style:font-size-asian="12pt" style:font-weight-asian="normal" style:font-size-complex="12pt" style:font-weight-complex="normal"/>
    </style:style>
    <style:style style:name="T144" style:family="text">
      <style:text-properties fo:color="#069a2e" fo:font-size="12pt" fo:font-weight="normal" officeooo:rsid="00287752" fo:background-color="transparent" loext:char-shading-value="0" style:font-size-asian="12pt" style:font-weight-asian="normal" style:font-size-complex="12pt" style:font-weight-complex="normal"/>
    </style:style>
    <style:style style:name="T145" style:family="text">
      <style:text-properties fo:color="#069a2e" style:font-name="Liberation Serif" fo:font-size="12pt" fo:font-weight="normal" officeooo:rsid="00229f69" fo:background-color="transparent" loext:char-shading-value="0" style:font-size-asian="12pt" style:font-weight-asian="normal" style:font-size-complex="12pt" style:font-weight-complex="normal"/>
    </style:style>
    <style:style style:name="T146" style:family="text">
      <style:text-properties fo:color="#069a2e" style:font-name="Liberation Serif" fo:font-size="12pt" fo:font-weight="normal" officeooo:rsid="002185b5" fo:background-color="transparent" loext:char-shading-value="0" style:font-size-asian="12pt" style:font-weight-asian="normal" style:font-size-complex="12pt" style:font-weight-complex="normal"/>
    </style:style>
    <style:style style:name="T147" style:family="text">
      <style:text-properties fo:color="#069a2e" style:font-name="Liberation Serif" fo:font-size="12pt" fo:font-weight="normal" officeooo:rsid="00287752" fo:background-color="transparent" loext:char-shading-value="0" style:font-size-asian="12pt" style:font-weight-asian="normal" style:font-size-complex="12pt" style:font-weight-complex="normal"/>
    </style:style>
    <style:style style:name="T148" style:family="text">
      <style:text-properties fo:font-size="14pt" fo:font-weight="normal" officeooo:rsid="001c0912" fo:background-color="transparent" loext:char-shading-value="0" style:font-size-asian="14pt" style:font-weight-asian="normal" style:font-size-complex="14pt" style:font-weight-complex="normal"/>
    </style:style>
    <style:style style:name="T149" style:family="text">
      <style:text-properties fo:font-size="14pt" fo:font-weight="normal" officeooo:rsid="002523f1" fo:background-color="transparent" loext:char-shading-value="0" style:font-size-asian="14pt" style:font-weight-asian="normal" style:font-size-complex="14pt" style:font-weight-complex="normal"/>
    </style:style>
    <style:style style:name="T150" style:family="text">
      <style:text-properties fo:font-size="14pt" fo:font-weight="normal" officeooo:rsid="002687c8" fo:background-color="transparent" loext:char-shading-value="0" style:font-size-asian="14pt" style:font-weight-asian="normal" style:font-size-complex="14pt" style:font-weight-complex="normal"/>
    </style:style>
    <style:style style:name="T151" style:family="text">
      <style:text-properties fo:color="#0000ff"/>
    </style:style>
    <style:style style:name="T152" style:family="text">
      <style:text-properties fo:color="#008000"/>
    </style:style>
    <style:style style:name="T153" style:family="text">
      <style:text-properties style:use-window-font-color="true" style:font-name="Liberation Serif" fo:font-size="12pt" fo:language="en" fo:country="US" fo:font-weight="normal" officeooo:rsid="0028dd96" style:font-size-asian="12pt" style:font-weight-asian="normal" style:font-size-complex="12pt" style:font-weight-complex="normal"/>
    </style:style>
    <style:style style:name="T154" style:family="text">
      <style:text-properties style:use-window-font-color="true" style:font-name="Liberation Serif" fo:font-size="12pt" fo:language="en" fo:country="US" fo:font-weight="bold" style:font-size-asian="12pt" style:font-weight-asian="bold" style:font-size-complex="12pt" style:font-weight-complex="bold"/>
    </style:style>
    <style:style style:name="T155" style:family="text">
      <style:text-properties style:use-window-font-color="true" style:font-name="Liberation Serif" fo:font-size="12pt" fo:language="en" fo:country="US" fo:font-weight="bold" fo:background-color="#e8f2a1" loext:char-shading-value="0" style:font-size-asian="12pt" style:font-weight-asian="bold" style:font-size-complex="12pt" style:font-weight-complex="bold"/>
    </style:style>
    <style:style style:name="T156" style:family="text">
      <style:text-properties style:use-window-font-color="true" style:font-name="Liberation Serif" fo:font-size="12pt" fo:font-weight="normal" officeooo:rsid="002185b5" fo:background-color="transparent" loext:char-shading-value="0" style:font-size-asian="12pt" style:font-weight-asian="normal" style:font-size-complex="12pt" style:font-weight-complex="normal"/>
    </style:style>
    <style:style style:name="T157" style:family="text">
      <style:text-properties style:use-window-font-color="true" style:font-name="Liberation Serif" fo:font-size="12pt" fo:font-weight="normal" officeooo:rsid="002185b5" fo:background-color="transparent" loext:char-shading-value="0" style:font-size-asian="12pt" style:font-weight-asian="bold" style:font-size-complex="12pt" style:font-weight-complex="bold"/>
    </style:style>
    <style:style style:name="T158" style:family="text">
      <style:text-properties style:use-window-font-color="true" style:font-name="Liberation Serif" fo:font-size="12pt" officeooo:rsid="00229f69" fo:background-color="transparent" loext:char-shading-value="0" style:font-size-asian="12pt" style:font-weight-asian="bold" style:font-size-complex="12pt" style:font-weight-complex="bold"/>
    </style:style>
    <style:style style:name="T159" style:family="text">
      <style:text-properties style:use-window-font-color="true" style:font-name="Liberation Serif" fo:font-size="12pt" officeooo:rsid="00202afa" fo:background-color="transparent" loext:char-shading-value="0" style:font-size-asian="12pt" style:font-weight-asian="bold" style:font-size-complex="12pt" style:font-weight-complex="bold"/>
    </style:style>
    <style:style style:name="T160" style:family="text">
      <style:text-properties style:use-window-font-color="true" style:font-name="Liberation Serif" fo:font-size="12pt" officeooo:rsid="002185b5" fo:background-color="transparent" loext:char-shading-value="0" style:font-size-asian="12pt" style:font-weight-asian="bold" style:font-size-complex="12pt" style:font-weight-complex="bold"/>
    </style:style>
    <style:style style:name="T161" style:family="text">
      <style:text-properties style:use-window-font-color="true" style:font-name="Liberation Serif" fo:font-size="12pt" officeooo:rsid="0024553f" fo:background-color="transparent" loext:char-shading-value="0" style:font-size-asian="12pt" style:font-weight-asian="bold" style:font-size-complex="12pt" style:font-weight-complex="bold"/>
    </style:style>
    <style:style style:name="T162" style:family="text">
      <style:text-properties fo:color="#3465a4" fo:language="en" fo:country="US" fo:font-style="italic" style:font-style-asian="italic" style:font-style-complex="italic"/>
    </style:style>
    <style:style style:name="T163" style:family="text">
      <style:text-properties fo:color="#3465a4" fo:language="en" fo:country="US" fo:font-style="italic" officeooo:rsid="003acdd3" style:font-style-asian="italic" style:font-style-complex="italic"/>
    </style:style>
    <style:style style:name="T164" style:family="text">
      <style:text-properties officeooo:rsid="002c32c2"/>
    </style:style>
    <style:style style:name="T165" style:family="text">
      <style:text-properties officeooo:rsid="00308cec"/>
    </style:style>
    <style:style style:name="T166" style:family="text">
      <style:text-properties officeooo:rsid="0034f855"/>
    </style:style>
    <style:style style:name="T167" style:family="text">
      <style:text-properties officeooo:rsid="003692be"/>
    </style:style>
    <style:style style:name="T168" style:family="text">
      <style:text-properties officeooo:rsid="0038a5a2"/>
    </style:style>
    <style:style style:name="T169" style:family="text">
      <style:text-properties officeooo:rsid="003a9e32"/>
    </style:style>
    <style:style style:name="T170" style:family="text">
      <style:text-properties officeooo:rsid="003cef43"/>
    </style:style>
    <style:style style:name="T171" style:family="text">
      <style:text-properties officeooo:rsid="00405f26"/>
    </style:style>
    <style:style style:name="T172" style:family="text">
      <style:text-properties officeooo:rsid="00417253"/>
    </style:style>
    <style:style style:name="T173" style:family="text">
      <style:text-properties fo:font-style="italic" fo:font-weight="normal" style:font-style-asian="italic" style:font-weight-asian="normal" style:font-style-complex="italic" style:font-weight-complex="normal"/>
    </style:style>
    <style:style style:name="T174" style:family="text">
      <style:text-properties fo:font-size="12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3.524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dde8cb" draw:textarea-horizontal-align="justify" draw:textarea-vertical-align="middle" draw:auto-grow-height="false" fo:min-height="1.272cm" fo:min-width="3.053cm" style:run-through="foreground" style:wrap="dynamic" style:number-wrapped-paragraphs="no-limit" style:wrap-contour="true" style:wrap-contour-mode="full" style:vertical-pos="from-top" style:vertical-rel="paragraph" style:horizontal-pos="from-left" style:horizontal-rel="paragraph"/>
    </style:style>
    <style:style style:name="gr3" style:family="graphic">
      <style:graphic-properties draw:stroke="none" svg:stroke-color="#000000" draw:fill="none" draw:fill-color="#ffffff" fo:min-height="3.625cm" style:run-through="foreground" style:wrap="run-through" style:number-wrapped-paragraphs="no-limit" style:vertical-pos="from-top" style:vertical-rel="paragraph" style:horizontal-pos="from-left" style:horizontal-rel="paragraph"/>
    </style:style>
    <style:style style:name="gr4" style:family="graphic">
      <style:graphic-properties draw:fill-color="#dee6ef" draw:textarea-horizontal-align="justify" draw:textarea-vertical-align="middle" draw:auto-grow-height="false" fo:min-height="1.274cm" fo:min-width="2.78cm" style:run-through="foreground" style:wrap="dynamic" style:number-wrapped-paragraphs="no-limit" style:wrap-contour="true" style:wrap-contour-mode="full" style:vertical-pos="from-top" style:vertical-rel="paragraph" style:horizontal-pos="from-left" style:horizontal-rel="paragraph"/>
    </style:style>
    <style:style style:name="gr5" style:family="graphic">
      <style:graphic-properties draw:stroke="none" svg:stroke-color="#000000" draw:fill="none" draw:fill-color="#ffffff" fo:min-height="3.969cm"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aa95" draw:textarea-horizontal-align="justify" draw:textarea-vertical-align="middle" draw:auto-grow-height="false" fo:min-height="1.208cm" fo:min-width="2.813cm" style:run-through="foreground" style:wrap="run-through" style:number-wrapped-paragraphs="no-limit" style:vertical-pos="from-top" style:vertical-rel="paragraph" style:horizontal-pos="from-left" style:horizontal-rel="paragraph"/>
    </style:style>
    <style:style style:name="gr7" style:family="graphic">
      <style:graphic-properties draw:fill-color="#dde8cb" draw:textarea-horizontal-align="justify" draw:textarea-vertical-align="middle" draw:auto-grow-height="false" fo:min-height="1.272cm" fo:min-width="2.776cm" style:run-through="foreground" style:wrap="dynamic" style:number-wrapped-paragraphs="no-limit" style:wrap-contour="true" style:wrap-contour-mode="full" style:vertical-pos="from-top" style:vertical-rel="paragraph" style:horizontal-pos="from-left" style:horizontal-rel="paragraph"/>
    </style:style>
    <style:style style:name="gr8" style:family="graphic">
      <style:graphic-properties draw:fill-color="#f6f9d4" draw:textarea-horizontal-align="justify" draw:textarea-vertical-align="middle" draw:auto-grow-height="false" fo:min-height="2.26cm" fo:min-width="4.242cm" style:run-through="foreground" style:wrap="run-through" style:number-wrapped-paragraphs="no-limit" style:vertical-pos="from-top" style:vertical-rel="paragraph" style:horizontal-pos="from-left" style:horizontal-rel="paragraph"/>
    </style:style>
    <style:style style:name="gr9" style:family="graphic">
      <style:graphic-properties draw:fill-color="#f6f9d4" draw:textarea-horizontal-align="justify" draw:textarea-vertical-align="middle" draw:auto-grow-height="false" fo:min-height="2.26cm" fo:min-width="10.239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704cm" style:run-through="foreground" style:wrap="run-through" style:number-wrapped-paragraphs="no-limit" style:vertical-pos="from-top" style:vertical-rel="paragraph" style:horizontal-pos="from-left" style:horizontal-rel="paragraph"/>
    </style:style>
    <style:style style:name="gr1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633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679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BUDA Edit Services <text:span text:style-name="T1">(editserv) </text:span>documentation</text:p>
      <text:p text:style-name="P1"/>
      <text:h text:style-name="P80" text:outline-level="2">1) Presentation</text:h>
      <text:p text:style-name="P2"/>
      <text:p text:style-name="P5">editserv is meant to process all edit operations on BUDA fuseki dataset. All edit operations (except for <text:span text:style-name="T12">deletion of </text:span>entire graph<text:span text:style-name="T12">s</text:span>) are done <text:span text:style-name="T12">through</text:span> the <text:a xlink:type="simple" xlink:href="https://afs.github.io/rdf-delta/rdf-patch.html" text:style-name="Internet_20_link" text:visited-style-name="Visited_20_Internet_20_Link">patch mechanism</text:a> implemented by Andy seaborne, <text:span text:style-name="T12">using </text:span>specifically <text:span text:style-name="T12">t</text:span>he <text:a xlink:type="simple" xlink:href="https://github.com/afs/rdf-delta/tree/master/rdf-patch" text:style-name="Internet_20_link" text:visited-style-name="Visited_20_Internet_20_Link">following API</text:a>. </text:p>
      <text:p text:style-name="P7">Patches are created inside tasks that can be edited <text:span text:style-name="T171">and saved </text:span>as many sessions as necessary. The complete definition of the words <text:span text:style-name="T120">task</text:span>, <text:span text:style-name="T120">session</text:span> and <text:span text:style-name="T120">patch</text:span>, as intended here are as follows:</text:p>
      <text:p text:style-name="P19"><text:span text:style-name="Emphasis"><text:span text:style-name="T20"><text:tab/></text:span></text:span><text:span text:style-name="Emphasis"><text:span text:style-name="T28">Task</text:span></text:span><text:span text:style-name="T26"> </text:span><text:span text:style-name="T20">- is a collection of edits, by a </text:span><text:span text:style-name="Emphasis"><text:span text:style-name="T20">user</text:span></text:span><text:span text:style-name="T20">, to one or more </text:span><text:span text:style-name="Emphasis"><text:span text:style-name="T20">Resources</text:span></text:span><text:span text:style-name="T20">, some of which may already exist on the public Fuseki, others of which are to be created when the task is </text:span><text:span text:style-name="Emphasis"><text:span text:style-name="T20">run</text:span></text:span><text:span text:style-name="T20">. The edits may be accumulated over a period of several sessions. By default a task is associated with the user that created it. It is plausible that the task may be </text:span><text:span text:style-name="Emphasis"><text:span text:style-name="T20">handed off</text:span></text:span><text:span text:style-name="T20"> to another user, but in all cases there is at anytime a single user in control of the task. There is </text:span><text:span text:style-name="Strong_20_Emphasis"><text:span text:style-name="T22">no </text:span></text:span><text:span text:style-name="T20">concurrent sharing of the task across users.</text:span></text:p>
      <text:p text:style-name="P19"><text:span text:style-name="Emphasis"><text:span text:style-name="T20"><text:tab/></text:span></text:span><text:span text:style-name="Emphasis"><text:span text:style-name="T23">Session</text:span></text:span><text:span text:style-name="T24">(s)</text:span><text:span text:style-name="T19"> - that represent a set of edits that a user makes in a task over a comparatively short time such as during a day at the office. The task can be considered as a sequence of sessions, with each session containing a sequence of edits to the group of resources. The user may request their EC to </text:span><text:span text:style-name="Emphasis"><text:span text:style-name="T19">save</text:span></text:span><text:span text:style-name="T19"> the task state (which includes the edits across one or more sessions). There is no discussion at this point of how sessions are represented within a task, but an idea is mentioned below. Every time a user saves the state of the task they are working on to ES this marks the end of a session. Resumption of the task marks the beginning of a new session within the task. Saving the task </text:span><text:span text:style-name="Emphasis"><text:span text:style-name="T19">may</text:span></text:span><text:span text:style-name="T19"> be no more than transmitting just the edits made in the current session or may involve sending the cumulative state of the task to ES (TBD). In any event the edits are organized as a patch.</text:span></text:p>
      <text:p text:style-name="P19"><text:span text:style-name="Emphasis"><text:span text:style-name="T19"><text:tab/></text:span></text:span><text:span text:style-name="Emphasis"><text:span text:style-name="T27">Patch</text:span></text:span><text:span text:style-name="T25"> </text:span><text:span text:style-name="T19">- is the representation of the edits that the user makes in a task. This representation/format is illustrated below. The patch format is designed to be simple to implement on both EC and ES. When the user resumes a task, EC will </text:span><text:span text:style-name="Emphasis"><text:span text:style-name="T19">interpret</text:span></text:span><text:span text:style-name="T19"> the patch </text:span><text:span text:style-name="T21">corresponding to the latest session of the displayed task.</text:span><text:span text:style-name="T19"> </text:span></text:p>
      <text:p text:style-name="P6"/>
      <text:p text:style-name="P4"><text:span text:style-name="T171">E</text:span>ditserv <text:span text:style-name="T171">(ES) </text:span>has two main parts:</text:p>
      <text:p text:style-name="P3">- The task edition/<text:span text:style-name="T122">session section</text:span></text:p>
      <text:p text:style-name="P3">- The <text:span text:style-name="T122">task submission/</text:span>transaction section</text:p>
      <text:h text:style-name="P80" text:outline-level="2"><text:soft-page-break/>2) Task edition <text:span text:style-name="T122">section</text:span></text:h>
      <text:p text:style-name="P1"/>
      <text:p text:style-name="P8">This section <text:span text:style-name="T123">manages the task being built by BUDA editors. </text:span></text:p>
      <text:h text:style-name="P85" text:outline-level="3">2.1 Task details :</text:h>
      <text:p text:style-name="P10"/>
      <text:p text:style-name="P8">- <text:span text:style-name="T15">Message</text:span><text:span text:style-name="T123"> (global piece of information about the task)</text:span></text:p>
      <text:p text:style-name="P8">- <text:span text:style-name="T15">Id</text:span><text:span text:style-name="T123"> (a unique id (uuid?) for the task)</text:span></text:p>
      <text:p text:style-name="P9">- <text:span text:style-name="T15">ShortName</text:span><text:span text:style-name="T123"> (an easy to remember name)</text:span></text:p>
      <text:p text:style-name="P9"><text:span text:style-name="T123">- <text:s/></text:span><text:span text:style-name="T15">Patch</text:span><text:span text:style-name="T123"> (the content of the patch associated with that task)</text:span></text:p>
      <text:p text:style-name="P9">- <text:span text:style-name="T16">User</text:span><text:span text:style-name="T124"> (the userId of this task owner)</text:span></text:p>
      <text:p text:style-name="P9">- <text:span text:style-name="T16">SaveMsg</text:span><text:span text:style-name="T124"> (a comment for the saved session)</text:span></text:p>
      <text:p text:style-name="P11"/>
      <text:p text:style-name="P43">Example :</text:p>
      <text:h text:style-name="P83" text:outline-level="2">{</text:h>
      <text:p text:style-name="P44"><text:s text:c="2"/><text:span text:style-name="T125">"id"</text:span>: "2531329f-fb09-4ef7-887e-84e648214436",</text:p>
      <text:p text:style-name="P44"><text:s text:c="2"/><text:span text:style-name="T125">"user"</text:span>: "marc",</text:p>
      <text:p text:style-name="P44"><text:s text:c="2"/><text:span text:style-name="T125">"shortName"</text:span>: "mdzöd bdun chinese titles",</text:p>
      <text:p text:style-name="P44"><text:s text:c="2"/><text:span text:style-name="T125">"message"</text:span>: "<text:span text:style-name="T124">Extending title information for Longchenpa mdzod bdun</text:span>",</text:p>
      <text:p text:style-name="P44"><text:s text:c="2"/><text:span text:style-name="T125">"patch"</text:span>: "H <text:s/>id <text:s text:c="4"/>&lt;uuid:1a2b3c4d-5e6f-7a8b-9c0d-e1f2a3b4c5r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44"><text:s text:c="2"/><text:span text:style-name="T125">"saveMsg"</text:span>: "finished first volume titles"</text:p>
      <text:p text:style-name="P44">}</text:p>
      <text:p text:style-name="P44"/>
      <text:h text:style-name="P87" text:outline-level="3">2.2 <text:span text:style-name="T127">Custom </text:span>Patch <text:span text:style-name="T127">headers </text:span>:</text:h>
      <text:p text:style-name="P89"/>
      <text:p text:style-name="P36"><text:span text:style-name="T3">In addition to the patch specifications as indicated </text:span><text:a xlink:type="simple" xlink:href="https://afs.github.io/rdf-delta/rdf-patch.html" text:style-name="Internet_20_link" text:visited-style-name="Visited_20_Internet_20_Link">here</text:a><text:span text:style-name="T3">, editserv uses various custom headers as follows :</text:span></text:p>
      <text:p text:style-name="P89"/>
      <text:p text:style-name="P37">H graph "<text:a xlink:type="simple" xlink:href="http://purl.bdrc.io/graph/P1524,http://purl.bdrc.io/graph/W22073" text:style-name="Internet_20_link" text:visited-style-name="Visited_20_Internet_20_Link">http://purl.bdrc.io/graph/P1524,http://purl.bdrc.io/graph/W22073</text:a>"</text:p>
      <text:p text:style-name="P37"/>
      <text:p text:style-name="P40">This indicates the full URI of the graphs being modified (updated) by the patch/task</text:p>
      <text:p text:style-name="P38"/>
      <text:p text:style-name="P38">H <text:span text:style-name="T126">create</text:span> "<text:a xlink:type="simple" xlink:href="http://purl.bdrc.io/graph/PTR24,http://purl.bdrc.io/graph/T74hY" text:style-name="Internet_20_link" text:visited-style-name="Visited_20_Internet_20_Link">http://purl.bdrc.io/graph/P</text:a><text:a xlink:type="simple" xlink:href="http://purl.bdrc.io/graph/PTR24,http://purl.bdrc.io/graph/T74hY" text:style-name="Internet_20_link" text:visited-style-name="Visited_20_Internet_20_Link"><text:span text:style-name="T126">TR24</text:span></text:a><text:a xlink:type="simple" xlink:href="http://purl.bdrc.io/graph/PTR24,http://purl.bdrc.io/graph/T74hY" text:style-name="Internet_20_link" text:visited-style-name="Visited_20_Internet_20_Link">,http://purl.bdrc.io/graph/</text:a><text:a xlink:type="simple" xlink:href="http://purl.bdrc.io/graph/PTR24,http://purl.bdrc.io/graph/T74hY" text:style-name="Internet_20_link" text:visited-style-name="Visited_20_Internet_20_Link"><text:span text:style-name="T126">T74hY</text:span></text:a>"</text:p>
      <text:p text:style-name="P38"/>
      <text:p text:style-name="P40">This indicates that the patch will create the resources PTR24 and T74hY</text:p>
      <text:p text:style-name="P42"/>
      <text:p text:style-name="P38"><text:soft-page-break/><text:span text:style-name="T126">H delete "</text:span><text:a xlink:type="simple" xlink:href="http://purl.bdrc.io/graph/W14HUFT" text:style-name="Internet_20_link" text:visited-style-name="Visited_20_Internet_20_Link"><text:span text:style-name="T126">http://purl.bdrc.io/graph/W14HUFT</text:span></text:a><text:span text:style-name="T126">"</text:span></text:p>
      <text:p text:style-name="P38"/>
      <text:p text:style-name="P40">This indicates that the patch ask <text:span text:style-name="T171">ES</text:span> to delete the W14HUFT resources</text:p>
      <text:p text:style-name="P40"><text:span text:style-name="T14">Note:</text:span> <text:span text:style-name="T120">this is not achieved by applying the patch as a separate sparql process in </text:span><text:span text:style-name="T121">ES</text:span><text:span text:style-name="T120"> actually takes care of modifying fuseki main dataset.</text:span> <text:s/></text:p>
      <text:p text:style-name="P44"/>
      <text:p text:style-name="P39"><text:span text:style-name="T126">H replace "</text:span><text:a xlink:type="simple" xlink:href="http://purl.bdrc.io/graph/W14HUFT-http://purl.bdrc.io/graph/W14HUFT" text:style-name="Internet_20_link" text:visited-style-name="Visited_20_Internet_20_Link"><text:span text:style-name="T126">http://purl.bdrc.io/graph/A-http://purl.bdrc.io/graph/</text:span></text:a><text:span text:style-name="T126">B, </text:span><text:a xlink:type="simple" xlink:href="http://purl.bdrc.io/graph/W14HUFT" text:style-name="Internet_20_link" text:visited-style-name="Visited_20_Internet_20_Link"><text:span text:style-name="T126">http://purl.bdrc.io/graph/X</text:span></text:a><text:span text:style-name="T126">- </text:span><text:a xlink:type="simple" xlink:href="http://purl.bdrc.io/graph/Y" text:style-name="Internet_20_link" text:visited-style-name="Visited_20_Internet_20_Link"><text:span text:style-name="T126">http://purl.bdrc.io/graph/Y</text:span></text:a><text:span text:style-name="T126">"</text:span></text:p>
      <text:p text:style-name="P39"/>
      <text:p text:style-name="P92">This indicates that the patch ask <text:span text:style-name="T171">ES</text:span> to replace all resources A occurences (as a triple object) by the resource B, and to replace all resources X occurences (as a triple object) by the resource Y</text:p>
      <text:p text:style-name="P2"/>
      <text:p text:style-name="P39"><text:span text:style-name="T126">H mapping "</text:span><text:a xlink:type="simple" xlink:href="http://purl.bdrc.io/graph/P1524-person,http://purl.bdrc.io/graph/W22073-work" text:style-name="Internet_20_link" text:visited-style-name="Visited_20_Internet_20_Link"><text:span text:style-name="T126">http://purl.bdrc.io/graph/P1524-person,http://purl.bdrc.io/graph/W22073-work</text:span></text:a><text:span text:style-name="T126">"</text:span></text:p>
      <text:p text:style-name="P39"/>
      <text:p text:style-name="P92">This indicates the mapping between all graph affected by the patch application and their respective types. Here we map P1524 to the person type and W22073 to the work type. </text:p>
      <text:p text:style-name="P41"/>
      <text:h text:style-name="P88" text:outline-level="3">2.<text:span text:style-name="T128">3</text:span> <text:span text:style-name="T128">API endpoints </text:span>:</text:h>
      <text:p text:style-name="P90"/>
      <text:p text:style-name="P76">2.3.1 Adding or saving tasks</text:p>
      <text:p text:style-name="P12"/>
      <text:p text:style-name="P29"><text:span text:style-name="T136">PUT</text:span><text:span text:style-name="T133"> <text:s/></text:span><text:a xlink:type="simple" xlink:href="http://editserv.bdrc.io/tasks/" text:style-name="Internet_20_link" text:visited-style-name="Visited_20_Internet_20_Link"><text:span text:style-name="T130">http://editserv.bdrc.io/tasks/</text:span></text:a><text:span text:style-name="T129"> <text:s/></text:span><text:span text:style-name="T99">saves or adds a task to the given user repository on </text:span><text:span text:style-name="T101">ES</text:span><text:span text:style-name="T99"> disk. This repository is a local git repository allowing for task versioning.</text:span></text:p>
      <text:p text:style-name="P94"/>
      <text:p text:style-name="P45"><text:span text:style-name="T110">Consumes json</text:span><text:span text:style-name="T104"> at it</text:span><text:span text:style-name="T103"> requires a </text:span><text:span text:style-name="T111">json serialization</text:span><text:span text:style-name="T103"> (see example above) of the task being processed to be sent in the request body. <text:s/></text:span></text:p>
      <text:p text:style-name="P94"/>
      <text:p text:style-name="P52"><text:span text:style-name="T113">Success </text:span><text:span text:style-name="T114">R</text:span><text:span text:style-name="T112">esponse </text:span><text:span text:style-name="T115">Code</text:span><text:span text:style-name="T112">: <text:s/></text:span><text:span text:style-name="T142">2</text:span><text:span text:style-name="T141">04 NO Content</text:span><text:span text:style-name="T102"> </text:span></text:p>
      <text:p text:style-name="P30"><text:span text:style-name="T97">Response header:</text:span><text:span text:style-name="T100"> Location which contains the saved task url (for instance </text:span><text:a xlink:type="simple" xlink:href="http://editserv.bdrc.io/tasks/POSTMAN29f-fb09-4ef7-887e-84e648214436" text:style-name="Internet_20_link" text:visited-style-name="Visited_20_Internet_20_Link"><text:span text:style-name="T98">http://editserv.bdrc.io/tasks/POSTMAN29f-fb09-4ef7-887e-84e648214436</text:span></text:a><text:span text:style-name="T100">) </text:span></text:p>
      <text:p text:style-name="P95"/>
      <text:p text:style-name="P59"><text:span text:style-name="T102">or </text:span><text:span text:style-name="T134">400 BAD REQUEST</text:span><text:span text:style-name="T106"> when userid or json payload are missing</text:span></text:p>
      <text:p text:style-name="P59"><text:span text:style-name="T106">or </text:span><text:span text:style-name="T134">500 </text:span><text:span text:style-name="T135">INTERNAL_</text:span><text:span text:style-name="T134">SERVER_ERROR</text:span><text:span text:style-name="T106"> for when an exception occurs.</text:span><text:span text:style-name="T102"> </text:span></text:p>
      <text:p text:style-name="P96"/>
      <text:p text:style-name="P75">2.3.<text:span text:style-name="T140">2</text:span> <text:span text:style-name="T140">Listing </text:span>tasks</text:p>
      <text:p text:style-name="P97"/>
      <text:p text:style-name="P31"><text:span text:style-name="T137">GET</text:span><text:span text:style-name="T131"> <text:s/></text:span><text:a xlink:type="simple" xlink:href="http://editserv.bdrc.io/tasks/" text:style-name="Internet_20_link" text:visited-style-name="Visited_20_Internet_20_Link"><text:span text:style-name="T130">http://editserv.bdrc.io/tasks/</text:span></text:a><text:span text:style-name="T129"> <text:s/></text:span><text:span text:style-name="T29">get the list of the tasks associated to the user</text:span></text:p>
      <text:p text:style-name="P46"><text:span text:style-name="T33">This endpoint requires a </text:span><text:span text:style-name="T34">user to be authenticated</text:span><text:span text:style-name="T33">.</text:span></text:p>
      <text:p text:style-name="P53"><text:span text:style-name="T39">Success </text:span><text:span text:style-name="T40">Response </text:span><text:span text:style-name="T41">Code</text:span><text:span text:style-name="T40">:</text:span><text:span text:style-name="T33"> <text:s/></text:span><text:span text:style-name="T58">2</text:span><text:span text:style-name="T59">0</text:span><text:span text:style-name="T60">0 OK</text:span><text:span text:style-name="T33"> </text:span></text:p>
      <text:p text:style-name="P98"/>
      <text:p text:style-name="P55"><text:span text:style-name="T40">R</text:span><text:span text:style-name="T38">esponse content :</text:span><text:span text:style-name="T32"> a list of json serialization of all the “pending tasks” of the authenticated user</text:span></text:p>
      <text:p text:style-name="P99"/>
      <text:p text:style-name="P106"><text:soft-page-break/>example :</text:p>
      <text:p text:style-name="P99"/>
      <text:p text:style-name="P61">[ {</text:p>
      <text:p text:style-name="P61"><text:s text:c="2"/>"message" : "other session 1",</text:p>
      <text:p text:style-name="P61"><text:s text:c="2"/>"id" : "POSTMAN29f-fb09-4ef7-887e-84e648214436",</text:p>
      <text:p text:style-name="P61"><text:s text:c="2"/>"shortName" : "mdzöd bdun chinese titles",</text:p>
      <text:p text:style-name="P61"><text:s text:c="2"/>"patch" : "H <text:s/>id <text:s text:c="4"/>&lt;uuid:POSTMAN29f-fb09-4ef7-887e-84e64821443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61"><text:s text:c="2"/>"user" : "marc",</text:p>
      <text:p text:style-name="P61"><text:s text:c="2"/>"saveMsg" : "finished first volume titles 1"</text:p>
      <text:p text:style-name="P61">}, {</text:p>
      <text:p text:style-name="P61"><text:s text:c="2"/>"message" : "Test new task",</text:p>
      <text:p text:style-name="P61"><text:s text:c="2"/>"id" : "29f-fb09-4ef7-887e-84e648214436",</text:p>
      <text:p text:style-name="P61"><text:s text:c="2"/>"shortName" : "Derge Kangyur outline",</text:p>
      <text:p text:style-name="P61"><text:s text:c="2"/>"patch" : "H <text:s/>id <text:s text:c="4"/>&lt;uuid:29f-fb09-4ef7-887e-84e64821443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61"><text:s text:c="2"/>"user" : "marc",</text:p>
      <text:p text:style-name="P61"><text:s text:c="2"/>"saveMsg" : "finished first volume titles 1"</text:p>
      <text:p text:style-name="P61">} ]</text:p>
      <text:p text:style-name="P99"/>
      <text:p text:style-name="P60"><text:span text:style-name="T102">or </text:span><text:span text:style-name="T134">400 BAD REQUEST</text:span><text:span text:style-name="T106"> when </text:span><text:span text:style-name="T107">no user is authenticated</text:span></text:p>
      <text:p text:style-name="P60"><text:span text:style-name="T106">or </text:span><text:span text:style-name="T134">500 </text:span><text:span text:style-name="T135">INTERNAL_</text:span><text:span text:style-name="T134">SERVER_ERROR</text:span><text:span text:style-name="T106"> for when an exception occurs.</text:span><text:span text:style-name="T108"> </text:span></text:p>
      <text:p text:style-name="P75"><text:span text:style-name="T148">2.3.</text:span><text:span text:style-name="T149">3</text:span><text:span text:style-name="T148"> </text:span><text:span text:style-name="T149">get a </text:span><text:span text:style-name="T148">task</text:span></text:p>
      <text:p text:style-name="P112"/>
      <text:p text:style-name="P32"><text:span text:style-name="T137">GET</text:span><text:span text:style-name="T131"> <text:s/></text:span><text:a xlink:type="simple" xlink:href="http://editserv.bdrc.io/tasks/" text:style-name="Internet_20_link" text:visited-style-name="Visited_20_Internet_20_Link"><text:span text:style-name="T130">http://editserv.bdrc.io/tasks/</text:span></text:a><text:a xlink:type="simple" xlink:href="http://editserv.bdrc.io/tasks/" text:style-name="Internet_20_link" text:visited-style-name="Visited_20_Internet_20_Link"><text:span text:style-name="T132">{taskId}</text:span></text:a><text:span text:style-name="T130"> </text:span><text:span text:style-name="T29">get</text:span><text:span text:style-name="T30">s</text:span><text:span text:style-name="T29"> </text:span><text:span text:style-name="T30">all the details of a task -i.e all versions of the task along with the latest one- if this task is associated with the authenticated user.</text:span></text:p>
      <text:p text:style-name="P100"/>
      <text:p text:style-name="P54"><text:span text:style-name="T39">Success </text:span><text:span text:style-name="T40">Response </text:span><text:span text:style-name="T41">Code</text:span><text:span text:style-name="T40">:</text:span><text:span text:style-name="T33"> <text:s/></text:span><text:span text:style-name="T58">2</text:span><text:span text:style-name="T59">0</text:span><text:span text:style-name="T60">0 OK</text:span><text:span text:style-name="T33"> </text:span></text:p>
      <text:p text:style-name="P56"><text:span text:style-name="T40">Response content </text:span><text:span text:style-name="T42">example :</text:span></text:p>
      <text:p text:style-name="P100"/>
      <text:p text:style-name="P79">{</text:p>
      <text:list xml:id="list2160392916" text:style-name="L1">
        <text:list-item>
          <text:p text:style-name="P115"><text:span text:style-name="T13">sessions</text:span>: </text:p>
          <text:p text:style-name="P126">[</text:p>
          <text:list>
            <text:list-item>
              <text:p text:style-name="P115">{</text:p>
              <text:list>
                <text:list-item>
                  <text:p text:style-name="P115"><text:span text:style-name="T13">date</text:span>: <text:span text:style-name="T151">1560505373000</text:span>,</text:p>
                </text:list-item>
                <text:list-item>
                  <text:p text:style-name="P126"><text:span text:style-name="T13">gitVersion</text:span>: <text:span text:style-name="T152">"commit a4c8c7ec0abf7ad7cd54b2416d6aa5286af908f4 1560505373 ----sp"</text:span>,</text:p>
                </text:list-item>
                <text:list-item>
                  <text:p text:style-name="P126"><text:soft-page-break/><text:span text:style-name="T13">taskVersion</text:span>: <text:span text:style-name="T152">"{"message":"other session 1","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126">},</text:p>
            </text:list-item>
            <text:list-item>
              <text:p text:style-name="P126">{</text:p>
              <text:list>
                <text:list-item>
                  <text:p text:style-name="P115"><text:span text:style-name="T13">date</text:span>: <text:span text:style-name="T151">1560505351000</text:span>,</text:p>
                </text:list-item>
                <text:list-item>
                  <text:p text:style-name="P126"><text:span text:style-name="T13">gitVersion</text:span>: <text:span text:style-name="T152">"commit ef0dd87e314c13216351bcb770aa8ccee3b5e7b2 1560505351 ----sp"</text:span>,</text:p>
                </text:list-item>
                <text:list-item>
                  <text:p text:style-name="P126"><text:span text:style-name="T13">taskVersion</text:span>: <text:span text:style-name="T152">"{"message":"other session","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126">},</text:p>
            </text:list-item>
            <text:list-item>
              <text:p text:style-name="P126">{</text:p>
              <text:list>
                <text:list-item>
                  <text:p text:style-name="P115"><text:span text:style-name="T13">date</text:span>: <text:span text:style-name="T151">1560505038000</text:span>,</text:p>
                </text:list-item>
                <text:list-item>
                  <text:p text:style-name="P126"><text:span text:style-name="T13">gitVersion</text:span>: <text:span text:style-name="T152">"commit 6077f61b622b69b32cd9e313fe72ec7212a357d2 1560505038 ----sp"</text:span>,</text:p>
                </text:list-item>
                <text:list-item>
                  <text:p text:style-name="P126"><text:span text:style-name="T13">taskVersion</text:span>: <text:span text:style-name="T152">"{"message":"other session 121","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126">},</text:p>
            </text:list-item>
            <text:list-item>
              <text:p text:style-name="P126">{</text:p>
              <text:list>
                <text:list-item>
                  <text:p text:style-name="P115"><text:span text:style-name="T13">date</text:span>: <text:span text:style-name="T151">1560287266000</text:span>,</text:p>
                </text:list-item>
                <text:list-item>
                  <text:p text:style-name="P126"><text:span text:style-name="T13">gitVersion</text:span>: <text:span text:style-name="T152">"commit dc8c2134f844e8886277dd2942aa70236cfdbfb5 1560287266 ----sp"</text:span>,</text:p>
                </text:list-item>
                <text:list-item>
                  <text:p text:style-name="P126"><text:span text:style-name="T13">taskVersion</text:span>: <text:span text:style-name="T152">"{"message":"string","id":"POSTMAN29f-fb09-4ef7-887e-84e648214436","shortName":"mdzöd bdun chinese titles","patch":"H id &lt;uuid:1a2b3c4d-5e6f-7a8b-9c0d-e1f2a3b4c5r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text:span></text:p>
                </text:list-item>
              </text:list>
              <text:p text:style-name="P126">}</text:p>
            </text:list-item>
          </text:list>
          <text:p text:style-name="P126">],</text:p>
        </text:list-item>
        <text:list-item>
          <text:p text:style-name="P126"><text:soft-page-break/><text:span text:style-name="T13">task</text:span>: </text:p>
          <text:p text:style-name="P126">{</text:p>
          <text:list>
            <text:list-item>
              <text:p text:style-name="P115"><text:span text:style-name="T13">message</text:span>: <text:span text:style-name="T152">"other session 1"</text:span>,</text:p>
            </text:list-item>
            <text:list-item>
              <text:p text:style-name="P126"><text:span text:style-name="T13">id</text:span>: <text:span text:style-name="T152">"POSTMAN29f-fb09-4ef7-887e-84e648214436"</text:span>,</text:p>
            </text:list-item>
            <text:list-item>
              <text:p text:style-name="P126"><text:span text:style-name="T13">shortName</text:span>: <text:span text:style-name="T152">"mdzöd bdun chinese titles"</text:span>,</text:p>
            </text:list-item>
            <text:list-item>
              <text:p text:style-name="P127"><text:span text:style-name="T13">patch</text:span>: <text:span text:style-name="T152">"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text:span>,</text:p>
            </text:list-item>
            <text:list-item>
              <text:p text:style-name="P126"><text:span text:style-name="T13">user</text:span>: <text:span text:style-name="T152">"marc"</text:span>,</text:p>
            </text:list-item>
            <text:list-item>
              <text:p text:style-name="P126"><text:span text:style-name="T13">saveMsg</text:span>: <text:span text:style-name="T152">"finished first volume titles 1"</text:span></text:p>
            </text:list-item>
          </text:list>
          <text:p text:style-name="P126">}</text:p>
        </text:list-item>
      </text:list>
      <text:p text:style-name="P116">}</text:p>
      <text:p text:style-name="P47"><text:span text:style-name="T105">or </text:span><text:span text:style-name="T134">400 BAD REQUEST</text:span><text:span text:style-name="T106"> when </text:span><text:span text:style-name="T107">no user is authenticated</text:span></text:p>
      <text:p text:style-name="P63"><text:span text:style-name="T63">or </text:span><text:span text:style-name="T71">500 </text:span><text:span text:style-name="T72">INTERNAL_</text:span><text:span text:style-name="T71">SERVER_ERROR</text:span><text:span text:style-name="T63"> for when an exception occurs.</text:span></text:p>
      <text:p text:style-name="P109"/>
      <text:p text:style-name="P77"><text:span text:style-name="T148">2.3.</text:span><text:span text:style-name="T150">4</text:span><text:span text:style-name="T148"> </text:span><text:span text:style-name="T150">delete</text:span><text:span text:style-name="T149"> a </text:span><text:span text:style-name="T148">task</text:span></text:p>
      <text:p text:style-name="P113"/>
      <text:p text:style-name="P62"><text:span text:style-name="T75">DELETE</text:span><text:span text:style-name="T68"> <text:s/></text:span><text:a xlink:type="simple" xlink:href="http://editserv.bdrc.io/tasks/" text:style-name="Internet_20_link" text:visited-style-name="Visited_20_Internet_20_Link"><text:span text:style-name="T69">http://editserv.bdrc.io/tasks/</text:span></text:a><text:a xlink:type="simple" xlink:href="http://editserv.bdrc.io/tasks/" text:style-name="Internet_20_link" text:visited-style-name="Visited_20_Internet_20_Link"><text:span text:style-name="T70">{taskId}</text:span></text:a><text:span text:style-name="T67"> </text:span><text:span text:style-name="T46">deletes the task </text:span><text:span text:style-name="T45">if th</text:span><text:span text:style-name="T46">e given task id corresponds to a task </text:span><text:span text:style-name="T45">associated with the authenticated user.</text:span></text:p>
      <text:p text:style-name="P101"/>
      <text:p text:style-name="P64"><text:span text:style-name="T51">Success </text:span><text:span text:style-name="T52">R</text:span><text:span text:style-name="T50">esponse </text:span><text:span text:style-name="T53">Code</text:span><text:span text:style-name="T50">: <text:s/></text:span><text:span text:style-name="T61">2</text:span><text:span text:style-name="T62">04 NO Content</text:span><text:span text:style-name="T48"> </text:span></text:p>
      <text:p text:style-name="P102"/>
      <text:p text:style-name="P48"><text:span text:style-name="T105">or </text:span><text:span text:style-name="T134">400 BAD REQUEST</text:span><text:span text:style-name="T106"> when </text:span><text:span text:style-name="T107">no user is authenticated</text:span></text:p>
      <text:p text:style-name="P65"><text:span text:style-name="T64">or </text:span><text:span text:style-name="T73">500 </text:span><text:span text:style-name="T74">INTERNAL_</text:span><text:span text:style-name="T73">SERVER_ERROR</text:span><text:span text:style-name="T64"> for when an exception occurs.</text:span><text:span text:style-name="T47"> </text:span></text:p>
      <text:p text:style-name="P103"/>
      <text:p text:style-name="P67"><text:span text:style-name="T54">2.3.</text:span><text:span text:style-name="T55">5</text:span><text:span text:style-name="T54"> </text:span><text:span text:style-name="T55">submit and process</text:span><text:span text:style-name="T56"> a </text:span><text:span text:style-name="T54">task</text:span></text:p>
      <text:p text:style-name="P107"/>
      <text:p text:style-name="P33"><text:span text:style-name="T138">POST</text:span><text:span text:style-name="T131"> <text:s/></text:span><text:a xlink:type="simple" xlink:href="http://editserv.bdrc.io/tasks/" text:style-name="Internet_20_link" text:visited-style-name="Visited_20_Internet_20_Link"><text:span text:style-name="T130">http://editserv.bdrc.io/tasks/</text:span></text:a><text:span text:style-name="T129"> <text:s/></text:span><text:span text:style-name="T31">submit the task for execution</text:span><text:span text:style-name="T29">.</text:span></text:p>
      <text:p text:style-name="P104"/>
      <text:p text:style-name="P49"><text:span text:style-name="T43">Consumes json</text:span><text:span text:style-name="T36"> at it</text:span><text:span text:style-name="T33"> requires a </text:span><text:span text:style-name="T44">json serialization</text:span><text:span text:style-name="T33"> (see example above) of the </text:span><text:span text:style-name="T35">submitted </text:span><text:span text:style-name="T33">task in the request body, </text:span><text:span text:style-name="T35">along with the corresponding user, being authenticated.</text:span><text:span text:style-name="T33"> </text:span></text:p>
      <text:p text:style-name="P104"/>
      <text:p text:style-name="P57"><text:span text:style-name="T116">Success </text:span><text:span text:style-name="T117">R</text:span><text:span text:style-name="T118">esponse </text:span><text:span text:style-name="T119">Code</text:span><text:span text:style-name="T118">: <text:s/></text:span><text:span text:style-name="T142">2</text:span><text:span text:style-name="T143">0</text:span><text:span text:style-name="T144">0</text:span><text:span text:style-name="T143"> </text:span><text:span text:style-name="T144">OK <text:s/></text:span><text:span text:style-name="T82">task successfully submitted and queued</text:span><text:span text:style-name="T156"> </text:span></text:p>
      <text:p text:style-name="P35"><text:span text:style-name="T79">Response header:</text:span><text:span text:style-name="T78"> Location which contains the url </text:span><text:span text:style-name="T77">of the job created for processing that task </text:span><text:span text:style-name="T78">(for instance </text:span><text:a xlink:type="simple" xlink:href="http://editserv.bdrc.io/queuejob/POSTMAN29f-fb09-4ef7-887e-84e648214436" text:style-name="Internet_20_link" text:visited-style-name="Visited_20_Internet_20_Link">http://editserv.bdrc.io</text:a><text:a xlink:type="simple" xlink:href="http://editserv.bdrc.io/queuejob/POSTMAN29f-fb09-4ef7-887e-84e648214436" text:style-name="Internet_20_link" text:visited-style-name="Visited_20_Internet_20_Link">/queuejob/</text:a><text:a xlink:type="simple" xlink:href="http://editserv.bdrc.io/queuejob/POSTMAN29f-fb09-4ef7-887e-84e648214436" text:style-name="Internet_20_link" text:visited-style-name="Visited_20_Internet_20_Link">POSTMAN29f-fb09-4ef7-887e-84e648214436</text:a><text:span text:style-name="T78">)</text:span></text:p>
      <text:p text:style-name="P110"/>
      <text:p text:style-name="P50"><text:span text:style-name="T105">or </text:span><text:span text:style-name="T134">400 BAD REQUEST</text:span><text:span text:style-name="T106"> when </text:span><text:span text:style-name="T107">no user is authenticated </text:span><text:span text:style-name="T109">or no payload is present</text:span></text:p>
      <text:p text:style-name="P66"><text:span text:style-name="T64">or </text:span><text:span text:style-name="T73">500 </text:span><text:span text:style-name="T74">INTERNAL_</text:span><text:span text:style-name="T73">SERVER_ERROR</text:span><text:span text:style-name="T64"> <text:s/>when an exception occurs.</text:span><text:span text:style-name="T49"> </text:span></text:p>
      <text:p text:style-name="P105"/>
      <text:p text:style-name="P68"><text:soft-page-break/><text:span text:style-name="T54">2.3.</text:span><text:span text:style-name="T57">6</text:span><text:span text:style-name="T54"> </text:span><text:span text:style-name="T57">status of a task</text:span></text:p>
      <text:p text:style-name="P108"/>
      <text:p text:style-name="P34"><text:span text:style-name="T76">GET</text:span><text:span text:style-name="T66"> <text:s/></text:span><text:a xlink:type="simple" xlink:href="http://editserv.bdrc.io/queuejob/" text:style-name="Internet_20_link" text:visited-style-name="Visited_20_Internet_20_Link"><text:span text:style-name="T65">h</text:span></text:a><text:a xlink:type="simple" xlink:href="http://editserv.bdrc.io/queuejob/" text:style-name="Internet_20_link" text:visited-style-name="Visited_20_Internet_20_Link"><text:span text:style-name="T80">ttp://editserv.bdrc.io/</text:span></text:a><text:a xlink:type="simple" xlink:href="http://editserv.bdrc.io/queuejob/" text:style-name="Internet_20_link" text:visited-style-name="Visited_20_Internet_20_Link"><text:span text:style-name="T81">queuejob/</text:span></text:a><text:span text:style-name="T155">{id}</text:span><text:span text:style-name="T154"> </text:span><text:span text:style-name="T153">queries the server about a task submission (a job) status</text:span></text:p>
      <text:p text:style-name="P114"/>
      <text:p text:style-name="P58"><text:span text:style-name="T158">Success </text:span><text:span text:style-name="T159">R</text:span><text:span text:style-name="T160">esponse </text:span><text:span text:style-name="T161">Code</text:span><text:span text:style-name="T160">: </text:span><text:span text:style-name="T157"><text:s/></text:span><text:span text:style-name="T145">2</text:span><text:span text:style-name="T146">0</text:span><text:span text:style-name="T147">0</text:span><text:span text:style-name="T146"> </text:span><text:span text:style-name="T147">OK <text:s/></text:span></text:p>
      <text:p text:style-name="P51"><text:span text:style-name="T44">Response content: </text:span><text:span text:style-name="T37">the status of the task submission (job) – this status can be “UNKNOWN”, “QUEUED” or any available transaction status as defined in </text:span><text:span text:style-name="T83">io.bdrc.edit.</text:span><text:span text:style-name="T84">Types.java</text:span></text:p>
      <text:p text:style-name="P111"/>
      <text:h text:style-name="P82" text:outline-level="2"><text:span text:style-name="T86">3</text:span><text:span text:style-name="T85">) Transaction section</text:span></text:h>
      <text:h text:style-name="P86" text:outline-level="3">3.1 Overview</text:h>
      <text:p text:style-name="P20"><text:span text:style-name="T87">A transaction</text:span><text:span text:style-name="T85"> is made of several modules, each </text:span><text:span text:style-name="T87">module</text:span><text:span text:style-name="T85"> being dedicated to a specific task. All modules can be “added” to the transaction at a specific index, so the sequence of execution of all the modules follows the index ascending order.</text:span></text:p>
      <text:p text:style-name="P20"><text:span text:style-name="T85">All modules of a single transaction share a common </text:span><text:span text:style-name="T87">transaction log</text:span><text:span text:style-name="T85">. Each transaction pertains to the processing of a </text:span><text:span text:style-name="T87">single patch</text:span><text:span text:style-name="T85">, sent in the submitted task (POST /</text:span><text:span text:style-name="T88">tasks</text:span><text:span text:style-name="T89">/). </text:span></text:p>
      <text:p text:style-name="P21"><text:span text:style-name="T96">Note: </text:span><text:span text:style-name="T89">the outcome of applying a patch is the creation or the update of a set of resources, as specified in the patch. </text:span><text:span text:style-name="T91">However, Editserv extends the actions triggered by a patch</text:span><text:span text:style-name="T89"> to the </text:span><text:span text:style-name="T91">replace</text:span><text:span text:style-name="T89"> and </text:span><text:span text:style-name="T91">delete </text:span><text:span text:style-name="T89">actions. </text:span><text:span text:style-name="T90">These two actions are triggered by using the replace and delete keywords in the patch headers, as described in paragraph 2.2 above.</text:span></text:p>
      <text:p text:style-name="P117">The replace action aims at replacing resource A by resource B in all triples where resource A is the object. This action creates on the fly a patch containing all the deleted and added quads corresponding to the replace request and then applies it to the fuseki dataset.</text:p>
      <text:p text:style-name="P117">The delete action simply drops an entire graph from the dataset using a sparql drop query.</text:p>
      <text:p text:style-name="P22"><text:span text:style-name="T85">All transactions are handled by a </text:span><text:span text:style-name="T87">single BUDATransactionManager</text:span><text:span text:style-name="T85">.</text:span></text:p>
      <text:h text:style-name="P81" text:outline-level="2">3.2 Initiating/preparing a transaction</text:h>
      <text:p text:style-name="P23"/>
      <text:p text:style-name="P13">Initiating :</text:p>
      <text:p text:style-name="P69"><text:span text:style-name="T164">Task t=</text:span><text:span text:style-name="T92"> </text:span><text:span text:style-name="T93">Task.create(jsonTask); <text:s/>//</text:span><text:span text:style-name="T94">(where jsonTask is a json serialization of a task)</text:span></text:p>
      <text:p text:style-name="P69">BUDATransaction <text:s/>btx = new BUDATransaction(t);</text:p>
      <text:p text:style-name="P69">btx.setStatus(Types.STATUS_PREPARING);</text:p>
      <text:p text:style-name="P69"/>
      <text:p text:style-name="P71">Preparing :</text:p>
      <text:p text:style-name="P71"/>
      <text:p text:style-name="P74">btx.addModule(new ValidationModule(data, btx.getLog(), ValidationModule.PRE_VALIDATION), 0);</text:p>
      <text:p text:style-name="P74">btx.addModule(new PatchModule(data, btx.getLog()), 1);</text:p>
      <text:p text:style-name="P74">btx.addModule(new GitPatchModule(data, btx.getLog()), 2);</text:p>
      <text:p text:style-name="P74">btx.addModule(new GitRevisionModule(data, btx.getLog()), 3);</text:p>
      <text:p text:style-name="P74">btx.addModule(new FinalizerModule(data, btx.getLog()), 4);</text:p>
      <text:p text:style-name="P74"><text:soft-page-break/>btx.setStatus(Types.STATUS_PREPARED);</text:p>
      <text:p text:style-name="P74"/>
      <text:p text:style-name="P72">This indicates that the <text:span text:style-name="T14">first</text:span> module to be executed is the <text:span text:style-name="T14">ValidationModule</text:span>, the <text:span text:style-name="T14">last</text:span> one being the <text:span text:style-name="T14">FinalizerModule</text:span>.</text:p>
      <text:p text:style-name="P72"/>
      <text:p text:style-name="P71">Queueing :</text:p>
      <text:p text:style-name="P71"/>
      <text:p text:style-name="P74">BUDATransactionManager.getInstance().queueTxn(btx);</text:p>
      <text:p text:style-name="P74"/>
      <text:p text:style-name="P70"><text:span text:style-name="T2"><text:tab/>The BUDATransactionManager </text:span><text:span text:style-name="T4">singleton</text:span><text:span text:style-name="T2"> is called and the prepared transaction is put into its queue for later processing. The status of the transaction can then be obtained at </text:span><text:span text:style-name="T139">GET <text:s/></text:span><text:a xlink:type="simple" xlink:href="http://editserv.bdrc.io/queuejob/" text:style-name="Internet_20_link" text:visited-style-name="Visited_20_Internet_20_Link">http://editserv.bdrc.io/queuejob/</text:a><text:span text:style-name="T139">{id}.</text:span></text:p>
      <text:p text:style-name="P128"/>
      <text:p text:style-name="P73">The DataUpdate object</text:p>
      <text:p text:style-name="P73"/>
      <text:p text:style-name="P18">The Transaction class relies on a shared DataUpdate object <text:span text:style-name="T170">that parses </text:span>the patch of the given task <text:span text:style-name="T170">and prepares</text:span> all the <text:span text:style-name="T170">necessary </text:span>data to be shared and updated <text:span text:style-name="T170">across</text:span> all modules at each step of the transaction.</text:p>
      <text:p text:style-name="P18">For instance, this DataUpdate object is in charge of fetching/removing admin data of resources or to <text:s/>manage GitRevisionInformation when necessary during the transaction process.</text:p>
      <text:p text:style-name="P122"><text:span text:style-name="T5">It also holds all URIs of the updated, created, replaced or deleted graphs, </text:span><text:span text:style-name="T7">along with the updated graphs themselves, </text:span><text:span text:style-name="T6">and provides data utilities methods for the processing of </text:span><text:span text:style-name="T7">some</text:span><text:span text:style-name="T6"> subtasks of the transaction.</text:span></text:p>
      <text:h text:style-name="Heading_20_2" text:outline-level="2"><text:span text:style-name="T6">3.</text:span><text:span text:style-name="T2">3 Data Flow</text:span></text:h>
      <text:p text:style-name="P124"><text:span text:style-name="T9">Data locations:</text:span></text:p>
      <text:p text:style-name="P123"><text:span text:style-name="T2"/></text:p>
      <text:p text:style-name="P123"><draw:frame text:anchor-type="paragraph" draw:z-index="0" draw:name="Forme1" draw:style-name="gr1" draw:text-style-name="P130" svg:width="6.827cm" svg:height="3.525cm" svg:x="-0.259cm" svg:y="-0.053cm"><draw:text-box><text:p text:style-name="P129"><text:span text:style-name="T173">Local drive</text:span></text:p><text:p><text:span text:style-name="T14"/></text:p><text:p><text:span text:style-name="T14"/></text:p><text:p><text:span text:style-name="T14"/></text:p></draw:text-box></draw:frame><draw:frame text:anchor-type="paragraph" draw:z-index="2" draw:name="Forme1" draw:style-name="gr3" draw:text-style-name="P132" svg:width="3.463cm" svg:height="3.626cm" svg:x="8.225cm" svg:y="-0.129cm"><draw:text-box><text:p><text:span text:style-name="T173">Remote git repo</text:span></text:p><text:p><text:span text:style-name="T14"/></text:p><text:p><text:span text:style-name="T14"/></text:p><text:p><text:span text:style-name="T14"/></text:p></draw:text-box></draw:frame><draw:frame text:anchor-type="paragraph" draw:z-index="4" draw:name="Forme1" draw:style-name="gr5" draw:text-style-name="P132" svg:width="3.463cm" svg:height="3.97cm" svg:x="13.268cm" svg:y="-0.194cm"><draw:text-box><text:p><text:span text:style-name="T173">Fuseki Dataset</text:span></text:p><text:p><text:span text:style-name="T14"/></text:p><text:p><text:span text:style-name="T14"/></text:p><text:p><text:span text:style-name="T14"/></text:p></draw:text-box></draw:frame><text:span text:style-name="T2"/></text:p>
      <text:p text:style-name="P123"><draw:custom-shape text:anchor-type="paragraph" draw:z-index="5" draw:name="Forme3" draw:style-name="gr6" draw:text-style-name="P134" svg:width="2.812cm" svg:height="1.932cm" svg:x="13.268cm" svg:y="0.123cm"><text:p text:style-name="P129">BUD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span text:style-name="T2"/></text:p>
      <text:p text:style-name="P123"><draw:custom-shape text:anchor-type="paragraph" draw:z-index="1" draw:name="Forme2" draw:style-name="gr2" draw:text-style-name="P131" svg:width="3.188cm" svg:height="1.407cm" svg:x="-0.259cm" svg:y="-0.106cm"><text:p text:style-name="P129">Local GIT </text:p><text:p text:style-name="P129">(task and BUD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e2" draw:style-name="gr7" draw:text-style-name="P131" svg:width="2.911cm" svg:height="1.407cm" svg:x="3.48cm" svg:y="-0.099cm"><text:p text:style-name="P129">Transaction log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2" draw:style-name="gr4" draw:text-style-name="P133" svg:width="2.918cm" svg:height="1.412cm" svg:x="8.225cm" svg:y="-0.134cm"><text:p text:style-name="P129"><text:span text:style-name="T174">Gitlab rep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text:p>
      <text:p text:style-name="P123"><draw:line text:anchor-type="paragraph" draw:z-index="14" draw:name="Forme9" draw:style-name="gr11" draw:text-style-name="P129" svg:x1="9.68cm" svg:y1="2.554cm" svg:x2="9.68cm" svg:y2="0.471cm"><text:p text:style-name="P129"/></draw:line><text:span text:style-name="T2"/></text:p>
      <text:p text:style-name="P123"><draw:line text:anchor-type="paragraph" draw:z-index="13" draw:name="Forme8" draw:style-name="gr11" draw:text-style-name="P129" svg:x1="6.39cm" svg:y1="1.748cm" svg:x2="4.884cm" svg:y2="-0.305cm"><text:p text:style-name="P129"/></draw:line><draw:line text:anchor-type="paragraph" draw:z-index="15" draw:name="Forme9" draw:style-name="gr11" draw:text-style-name="P129" svg:x1="12.691cm" svg:y1="1.748cm" svg:x2="14.425cm" svg:y2="-0.228cm"><text:p text:style-name="P129"/></draw:line><draw:frame text:anchor-type="paragraph" draw:z-index="18" draw:name="Forme12" draw:style-name="gr13" draw:text-style-name="P136" svg:width="2.386cm" svg:height="0.68cm" svg:x="4.434cm" svg:y="0.781cm"><draw:text-box><text:p>Write logs</text:p></draw:text-box></draw:frame><draw:frame text:anchor-type="paragraph" draw:z-index="19" draw:name="Forme13" draw:style-name="gr14" draw:text-style-name="P136" svg:width="2.636cm" svg:height="0.976cm" svg:x="8.475cm" svg:y="0.272cm"><draw:text-box><text:p>Write changes</text:p></draw:text-box></draw:frame><draw:frame text:anchor-type="paragraph" draw:z-index="20" draw:name="Forme13" draw:style-name="gr14" draw:text-style-name="P136" svg:width="2.636cm" svg:height="0.976cm" svg:x="12.691cm" svg:y="0.296cm"><draw:text-box><text:p>Write changes</text:p></draw:text-box></draw:frame><draw:line text:anchor-type="paragraph" draw:z-index="11" draw:name="Forme6" draw:style-name="gr11" draw:text-style-name="P129" svg:x1="1.348cm" svg:y1="-0.312cm" svg:x2="1.348cm" svg:y2="1.796cm"><text:p text:style-name="P129"/></draw:line><draw:frame text:anchor-type="paragraph" draw:z-index="21" draw:name="Forme14" draw:style-name="gr15" draw:text-style-name="P136" svg:width="1.733cm" svg:height="0.668cm" svg:x="0.469cm" svg:y="0.247cm"><draw:text-box><text:p>Read data</text:p></draw:text-box></draw:frame><text:span text:style-name="T2"/></text:p>
      <text:p text:style-name="P123"><text:span text:style-name="T2"/></text:p>
      <text:p text:style-name="P123"><draw:custom-shape text:anchor-type="paragraph" draw:z-index="7" draw:name="Forme4" draw:style-name="gr8" draw:text-style-name="P135" svg:width="4.243cm" svg:height="2.26cm" svg:x="-0.085cm" svg:y="0.183cm"><text:p text:style-name="P129">DataUpdate Object</text:p><draw:enhanced-geometry svg:viewBox="0 0 21600 21600" draw:type="rectangle" draw:enhanced-path="M 0 0 L 21600 0 21600 21600 0 21600 0 0 Z N"/></draw:custom-shape><draw:custom-shape text:anchor-type="paragraph" draw:z-index="8" draw:name="Forme4" draw:style-name="gr9" draw:text-style-name="P135" svg:width="10.24cm" svg:height="2.26cm" svg:x="6.142cm" svg:y="0.136cm"><text:p text:style-name="P129">Transaction flow (modules) </text:p><draw:enhanced-geometry svg:viewBox="0 0 21600 21600" draw:type="rectangle" draw:enhanced-path="M 0 0 L 21600 0 21600 21600 0 21600 0 0 Z N"/></draw:custom-shape><text:span text:style-name="T2"/></text:p>
      <text:p text:style-name="P123"><draw:line text:anchor-type="paragraph" draw:z-index="16" draw:name="Forme10" draw:style-name="gr11" draw:text-style-name="P129" svg:x1="6.141cm" svg:y1="0.145cm" svg:x2="4.157cm" svg:y2="0.12cm"><text:p text:style-name="P129"/></draw:line><draw:frame text:anchor-type="paragraph" draw:z-index="17" draw:name="Forme11" draw:style-name="gr12" draw:text-style-name="P136" svg:width="1.833cm" svg:height="0.634cm" svg:x="4.584cm" svg:y="-0.305cm"><draw:text-box><text:p>Get data</text:p></draw:text-box></draw:frame><text:span text:style-name="T2"/></text:p>
      <text:p text:style-name="P123"><draw:frame text:anchor-type="paragraph" draw:z-index="9" draw:name="Forme5" draw:style-name="gr10" draw:text-style-name="P130" svg:width="4.343cm" svg:height="0.705cm" svg:x="-0.159cm" svg:y="1.633cm"><draw:text-box><text:p text:style-name="P129"><text:span text:style-name="T14">Preparation</text:span></text:p></draw:text-box></draw:frame><draw:frame text:anchor-type="paragraph" draw:z-index="10" draw:name="Forme5" draw:style-name="gr10" draw:text-style-name="P130" svg:width="11.42cm" svg:height="0.705cm" svg:x="4.66cm" svg:y="1.582cm"><draw:text-box><text:p text:style-name="P129"><text:span text:style-name="T14">Execution</text:span></text:p></draw:text-box></draw:frame><draw:line text:anchor-type="paragraph" draw:z-index="12" draw:name="Forme7" draw:style-name="gr11" draw:text-style-name="P129" svg:x1="4.157cm" svg:y1="0.056cm" svg:x2="6.141cm" svg:y2="0.037cm"><text:p text:style-name="P129">ready</text:p></draw:line><text:span text:style-name="T2"/></text:p>
      <text:h text:style-name="P80" text:outline-level="2"><text:soft-page-break/>3.<text:span text:style-name="T172">4</text:span> Modules details</text:h>
      <text:p text:style-name="P1"><text:s/><text:span text:style-name="T165">All modules implement the </text:span><text:span text:style-name="T17">io.bdrc.edit.modules.BUDAEditModule</text:span><text:span text:style-name="T165"> interface. The primary methods of a Module are run(), setStatus(status) and rollback();</text:span></text:p>
      <text:p text:style-name="P14">- <text:span text:style-name="T14">run()</text:span> starts the module execution</text:p>
      <text:p text:style-name="P14">- <text:span text:style-name="T14">setStatus(int status)</text:span> updates the module status at each step of its execution</text:p>
      <text:p text:style-name="P14">- <text:span text:style-name="T14">rollback() </text:span>is called by the BUDATransaction object holding the module, <text:span text:style-name="T14">if possible,</text:span> when an exception occurs in the module execution <text:span text:style-name="T14">or during the execution of a following module </text:span><text:span text:style-name="T18">in the transaction sequence</text:span><text:span text:style-name="T14">, if any, </text:span><text:span text:style-name="T18">during a “cascading rollback”</text:span><text:span text:style-name="T14"> </text:span>(<text:span text:style-name="T166">some kind of Transaction reverse execution</text:span>) </text:p>
      <text:h text:style-name="P84" text:outline-level="3">3.3.1 ValidationModule</text:h>
      <text:p text:style-name="P15">The validation Module is in charge of <text:span text:style-name="T167">doing some basic </text:span>checking <text:span text:style-name="T167">on the operations carried out by the patch.</text:span> <text:span text:style-name="T167">For instance, the first implementation makes sure that all the graph to be created by the patch do not already exist.</text:span></text:p>
      <text:p text:style-name="P119">This module is instantiated using a validation string that determines the process to be ran. Therefore, it can be inserted several times in a same transaction, at any point. We could end a transaction with such a module for any kind of post checking against the modified dataset.</text:p>
      <text:p text:style-name="P24">If the checking fails, the transaction fails and is aborted after relevant logging as there is obviously no possible rollback for that module.</text:p>
      <text:h text:style-name="P84" text:outline-level="3">3.3.2 PatchModule</text:h>
      <text:p text:style-name="P16">The patch module is <text:span text:style-name="T169">a</text:span> module whose operations affect directly <text:span text:style-name="T169">and exclusively </text:span>the Fuseki TDB dataset. It applies all required actions, as defined in the patch.</text:p>
      <text:p text:style-name="P16">When processing the quads defined in the patch body it <text:span text:style-name="T14">updates</text:span> or <text:span text:style-name="T14">creates</text:span> resources.</text:p>
      <text:p text:style-name="P16">When processing the header “command<text:span text:style-name="T169">s</text:span>”, it execute<text:span text:style-name="T168">s</text:span> <text:span text:style-name="T14">replace</text:span> actions as specified.</text:p>
      <text:p text:style-name="P17"><text:span text:style-name="T14">Note:</text:span> when requested in the patch, the <text:span text:style-name="T14">delete</text:span> action is processed in the next module (GitPatchModule) as it is not easily reversible inside the PatchModule (a full rollback would require to get the latest version of the deleted graphs in the git repos before pushing these back to fuseki dataset)</text:p>
      <text:p text:style-name="P25">When the PatchModule fails, the transaction attempts a full rollback (if possible) before logging itself and closing with the failed status. </text:p>
      <text:h text:style-name="P84" text:outline-level="3">3.3.3 GitPatchModule</text:h>
      <text:p text:style-name="P120"/>
      <text:p text:style-name="P120">The GitPatchModule deals with all git operations on both the local and remote repos. All changes that occurred in the fuseki dataset, following the previous PatchModule execution, are reflected in the git data repo. </text:p>
      <text:p text:style-name="P120">The GitPatchModule only knows graph operations. It get a list of all the graph affected by the Transaction (the task execution) and updates each of them based on the “in memory” graphs that are <text:soft-page-break/>shared across the transaction and were used to update fuseki dataset. For each graph update in git local repo and gitlab remote repo, the GitPatchModule provides a git revision number (set in the transaction shared DataUpdate object) to be used later on. </text:p>
      <text:p text:style-name="P26"><text:span text:style-name="T162">When the </text:span><text:span text:style-name="T163">Git</text:span><text:span text:style-name="T162">PatchModule fails, the transaction attempts a full rollback (if possible) before logging itself and closing with the failed status. </text:span></text:p>
      <text:h text:style-name="P84" text:outline-level="3">3.3.4 GitRevisionModule</text:h>
      <text:p text:style-name="P1"/>
      <text:p text:style-name="P121">The GitRevisionModule is in charge of adding the gitRevison triples to the fuseki dataset for all updated/created graphs affected by the task.</text:p>
      <text:p text:style-name="P121">The gitRevision information is produced by the previous Module (GitPatchModule) in the sequence of execution of the transaction and made available in the DataUpdate object of the transaction.</text:p>
      <text:p text:style-name="P28"><text:span text:style-name="T2">A patch contain</text:span><text:span text:style-name="T8">ing</text:span><text:span text:style-name="T2"> all the quads required for the fuseki dataset gitRevison data is produced, th</text:span><text:span text:style-name="T8">en applied by GitRevisionModule</text:span><text:span text:style-name="T2">.</text:span></text:p>
      <text:p text:style-name="P27"><text:span text:style-name="T162">When the </text:span><text:span text:style-name="T163">Git</text:span><text:span text:style-name="T162">PatchModule fails, the transaction attempts a full rollback (if possible) before logging itself and closing with the failed status.</text:span></text:p>
      <text:h text:style-name="P84" text:outline-level="3">3.3.5 FinalizerModule</text:h>
      <text:p text:style-name="Text_20_body"><text:span text:style-name="T2"/></text:p>
      <text:p text:style-name="P125"><text:span text:style-name="T2">This module moved the executed task file from the task directory to the transact directory (archiving).</text:span></text:p>
      <text:p text:style-name="P125"><text:span text:style-name="T2">It also remove the task file from the local task git repo </text:span><text:span text:style-name="T10">and mark the transaction with the appropriate status, before closing the </text:span><text:span text:style-name="T11">BUDATransaction.</text:span></text:p>
      <text:h text:style-name="P80" text:outline-level="2">3.4 Logging</text:h>
      <text:p text:style-name="P1"/>
      <text:p text:style-name="P1"/>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ansf" svg:font-family="'Liberation Sansf'"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1:46:51.763928896</meta:creation-date>
    <dc:date>2019-11-26T07:14:06.979276082</dc:date>
    <meta:editing-duration>PT2H48M48S</meta:editing-duration>
    <meta:editing-cycles>25</meta:editing-cycles>
    <meta:generator>LibreOffice/6.1.5.2$MacOSX_X86_64 LibreOffice_project/90f8dcf33c87b3705e78202e3df5142b201bd805</meta:generator>
    <meta:document-statistic meta:table-count="0" meta:image-count="0" meta:object-count="0" meta:page-count="10" meta:paragraph-count="186" meta:word-count="2457" meta:character-count="18783" meta:non-whitespace-character-count="16428"/>
  </office:meta>
</office:document-meta>
</file>